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21.51pt"/>
    </style:style>
    <style:style style:name="co2" style:family="table-column">
      <style:table-column-properties fo:break-before="auto" style:column-width="65.91pt"/>
    </style:style>
    <style:style style:name="co3" style:family="table-column">
      <style:table-column-properties fo:break-before="auto" style:column-width="61.09pt"/>
    </style:style>
    <style:style style:name="co4" style:family="table-column">
      <style:table-column-properties fo:break-before="auto" style:column-width="51.59pt"/>
    </style:style>
    <style:style style:name="co5" style:family="table-column">
      <style:table-column-properties fo:break-before="auto" style:column-width="54.79pt"/>
    </style:style>
    <style:style style:name="co6" style:family="table-column">
      <style:table-column-properties fo:break-before="auto" style:column-width="76.99pt"/>
    </style:style>
    <style:style style:name="co7" style:family="table-column">
      <style:table-column-properties fo:break-before="auto" style:column-width="19.05pt"/>
    </style:style>
    <style:style style:name="co8" style:family="table-column">
      <style:table-column-properties fo:break-before="auto" style:column-width="117.44pt"/>
    </style:style>
    <style:style style:name="co9" style:family="table-column">
      <style:table-column-properties fo:break-before="auto" style:column-width="24.6pt"/>
    </style:style>
    <style:style style:name="co10" style:family="table-column">
      <style:table-column-properties fo:break-before="auto" style:column-width="25.4pt"/>
    </style:style>
    <style:style style:name="co11" style:family="table-column">
      <style:table-column-properties fo:break-before="auto" style:column-width="22.99pt"/>
    </style:style>
    <style:style style:name="co12" style:family="table-column">
      <style:table-column-properties fo:break-before="auto" style:column-width="21.46pt"/>
    </style:style>
    <style:style style:name="co13" style:family="table-column">
      <style:table-column-properties fo:break-before="auto" style:column-width="26.16pt"/>
    </style:style>
    <style:style style:name="co14" style:family="table-column">
      <style:table-column-properties fo:break-before="auto" style:column-width="113.5pt"/>
    </style:style>
    <style:style style:name="co15" style:family="table-column">
      <style:table-column-properties fo:break-before="auto" style:column-width="64.29pt"/>
    </style:style>
    <style:style style:name="co16" style:family="table-column">
      <style:table-column-properties fo:break-before="auto" style:column-width="111.91pt"/>
    </style:style>
    <style:style style:name="co17" style:family="table-column">
      <style:table-column-properties fo:break-before="auto" style:column-width="44.45pt"/>
    </style:style>
    <style:style style:name="co18" style:family="table-column">
      <style:table-column-properties fo:break-before="auto" style:column-width="39.66pt"/>
    </style:style>
    <style:style style:name="co19" style:family="table-column">
      <style:table-column-properties fo:break-before="auto" style:column-width="31.69pt"/>
    </style:style>
    <style:style style:name="co20" style:family="table-column">
      <style:table-column-properties fo:break-before="auto" style:column-width="35.69pt"/>
    </style:style>
    <style:style style:name="co21" style:family="table-column">
      <style:table-column-properties fo:break-before="auto" style:column-width="37.3pt"/>
    </style:style>
    <style:style style:name="co22" style:family="table-column">
      <style:table-column-properties fo:break-before="auto" style:column-width="34.95pt"/>
    </style:style>
    <style:style style:name="co23" style:family="table-column">
      <style:table-column-properties fo:break-before="auto" style:column-width="29.4pt"/>
    </style:style>
    <style:style style:name="co24" style:family="table-column">
      <style:table-column-properties fo:break-before="auto" style:column-width="125.4pt"/>
    </style:style>
    <style:style style:name="co25" style:family="table-column">
      <style:table-column-properties fo:break-before="auto" style:column-width="80.16pt"/>
    </style:style>
    <style:style style:name="co26" style:family="table-column">
      <style:table-column-properties fo:break-before="auto" style:column-width="161.26pt"/>
    </style:style>
    <style:style style:name="co27" style:family="table-column">
      <style:table-column-properties fo:break-before="auto" style:column-width="132.04pt"/>
    </style:style>
    <style:style style:name="co28" style:family="table-column">
      <style:table-column-properties fo:break-before="auto" style:column-width="30.95pt"/>
    </style:style>
    <style:style style:name="co29" style:family="table-column">
      <style:table-column-properties fo:break-before="auto" style:column-width="49.24pt"/>
    </style:style>
    <style:style style:name="co30" style:family="table-column">
      <style:table-column-properties fo:break-before="auto" style:column-width="80.59pt"/>
    </style:style>
    <style:style style:name="co31" style:family="table-column">
      <style:table-column-properties fo:break-before="auto" style:column-width="48.3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20.81pt" fo:break-before="auto" style:use-optimal-row-height="false"/>
    </style:style>
    <style:style style:name="ro3" style:family="table-row">
      <style:table-row-properties style:row-height="19.1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ta1" style:family="table" style:master-page-name="PageStyle_5f_ipip-300_5f_items-NEO">
      <style:table-properties table:display="true" style:writing-mode="lr-tb"/>
    </style:style>
    <style:style style:name="ta2" style:family="table" style:master-page-name="PageStyle_5f_Score_20_Values_20_for_20_.csv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Arial" style:text-position="0% 100%" fo:font-size="10pt" fo:font-weight="normal" style:text-underline-style="none" style:text-underline-color="font-color" style:text-line-through-type="none" fo:font-style="normal" style:text-outline="false" fo:text-shadow="none" fo:color="#000000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" style:text-position="0% 100%" fo:font-size="10pt" fo:font-weight="normal" style:text-line-through-type="none" fo:font-style="normal" style:text-outline="false" fo:text-shadow="none" fo:color="#000000" style:font-name-complex="Arial" style:font-size-asian="10pt" style:font-size-complex="10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" style:family="text">
      <style:text-properties style:font-name="Arial" style:text-position="0% 100%" fo:font-size="10pt" fo:font-weight="normal" style:text-line-through-type="none" fo:font-style="normal" style:text-outline="false" fo:text-shadow="none" fo:color="#000000" style:font-name-complex="Arial" style:font-size-asian="10pt" style:font-size-complex="10pt" style:font-weight-asian="normal" style:font-weight-complex="normal" style:font-style-asian="normal" style:font-style-complex="normal" style:text-underline-style="none" style:text-underline-color="font-color"/>
    </style:style>
    <style:style style:name="T4" style:family="text">
      <style:text-properties style:font-name="Arial" fo:color="#000000" style:font-style-asian="normal" style:font-weight-complex="bold" style:font-weight-asian="bold" style:font-size-complex="12pt" style:font-size-asian="12pt" style:font-name-complex="Arial" fo:text-shadow="none" style:text-position="0% 100%" style:text-outline="false" fo:font-style="normal" style:text-line-through-type="none" style:text-underline-style="solid" style:text-underline-width="auto" style:text-underline-color="font-color" fo:font-weight="bold" fo:font-size="12pt" style:font-style-complex="normal"/>
    </style:style>
    <style:style style:name="T5" style:family="text">
      <style:text-properties style:font-name="Arial" fo:color="#000000" style:font-style-asian="normal" style:font-name-complex="Arial" fo:text-shadow="none" style:text-position="0% 100%" style:text-outline="false" fo:font-style="normal" style:text-line-through-type="none" style:text-underline-style="solid" style:text-underline-width="auto" style:text-underline-color="font-color" style:font-style-complex="normal" fo:font-size="10pt" fo:font-weight="normal" style:font-size-asian="10pt" style:font-size-complex="10pt" style:font-weight-asian="normal" style:font-weight-complex="normal"/>
    </style:style>
    <style:style style:name="T6" style:family="text">
      <style:text-properties style:font-name="Arial" style:text-position="0% 100%" fo:font-size="10pt" fo:font-weight="normal" style:text-line-through-type="none" style:text-outline="false" fo:text-shadow="none" fo:color="#000000" style:font-name-complex="Arial" style:font-size-asian="10pt" style:font-size-complex="10pt" style:font-weight-asian="normal" style:font-weight-complex="normal" style:text-underline-style="solid" style:text-underline-width="auto" style:text-underline-color="font-color" fo:font-style="italic" style:font-style-asian="italic" style:font-style-complex="italic"/>
    </style:style>
    <style:style style:name="T7" style:family="text">
      <style:text-properties style:font-name="Arial" style:text-position="0% 100%" fo:font-size="10pt" fo:font-weight="normal" style:text-line-through-type="none" style:text-outline="false" fo:text-shadow="none" fo:color="#000000" style:font-name-complex="Arial" style:font-size-asian="10pt" style:font-size-complex="10pt" style:font-weight-asian="normal" style:font-weight-complex="normal" style:text-underline-style="none" style:text-underline-color="font-color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ipip-300_items-NEO'.$B$475:.$C$475])" table:allow-empty-cell="true" table:display-list="no" table:base-cell-address="'ipip-300_items-NEO'.B5">
          <table:help-message table:display="true">
            <text:p>Enter "x" or "X" in precisely one column per row. - If you enter a value in more than one column for a question, the score will use only the first one.</text:p>
          </table:help-message>
          <table:error-message table:message-type="stop" table:display="true"/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98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number-columns-repeated="5"/>
          <table:table-cell table:style-name="ce28"/>
          <table:table-cell/>
          <table:table-cell table:style-name="ce19" table:number-columns-repeated="7"/>
          <table:table-cell table:style-name="ce15"/>
          <table:table-cell table:number-columns-repeated="1008"/>
        </table:table-row>
        <table:table-row table:style-name="ro2">
          <table:table-cell table:style-name="ce2" office:value-type="string" calcext:value-type="string">
            <text:p>David Heider</text:p>
          </table:table-cell>
          <table:table-cell table:style-name="ce17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/>
          <table:table-cell table:style-name="ce28"/>
          <table:table-cell/>
          <table:table-cell table:style-name="ce19" table:number-columns-repeated="7"/>
          <table:table-cell table:style-name="ce15"/>
          <table:table-cell table:number-columns-repeated="1008"/>
        </table:table-row>
        <table:table-row table:style-name="ro1">
          <table:table-cell table:style-name="ce3" office:value-type="string" calcext:value-type="string">
            <text:p>With Respect to the Person Being Analyzed,</text:p>
          </table:table-cell>
          <table:table-cell table:style-name="ce18" office:value-type="string" calcext:value-type="string">
            <text:p>Very</text:p>
          </table:table-cell>
          <table:table-cell table:style-name="ce18" table:number-columns-repeated="3"/>
          <table:table-cell table:style-name="ce18" office:value-type="string" calcext:value-type="string">
            <text:p>Very</text:p>
          </table:table-cell>
          <table:table-cell table:style-name="ce28" office:value-type="string" calcext:value-type="string">
            <text:p>|</text:p>
          </table:table-cell>
          <table:table-cell table:style-name="ce3"/>
          <table:table-cell table:style-name="ce18" table:number-columns-repeated="2"/>
          <table:table-cell table:style-name="ce19" table:number-columns-repeated="5"/>
          <table:table-cell table:style-name="ce15"/>
          <table:table-cell table:number-columns-repeated="1008"/>
        </table:table-row>
        <table:table-row table:style-name="ro1">
          <table:table-cell table:style-name="ce3" office:value-type="string" calcext:value-type="string">
            <text:p>How Accurate Is Each Item?</text:p>
          </table:table-cell>
          <table:table-cell table:number-columns-repeated="2" table:style-name="ce18" office:value-type="string" calcext:value-type="string">
            <text:p>Inaccurate</text:p>
          </table:table-cell>
          <table:table-cell table:style-name="ce18" office:value-type="string" calcext:value-type="string">
            <text:p>Neutral</text:p>
          </table:table-cell>
          <table:table-cell table:number-columns-repeated="2" table:style-name="ce18" office:value-type="string" calcext:value-type="string">
            <text:p>Accurate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3" office:value-type="string" calcext:value-type="string">
            <text:p>Facet</text:p>
          </table:table-cell>
          <table:table-cell table:style-name="ce18" office:value-type="string" calcext:value-type="string">
            <text:p>α</text:p>
          </table:table-cell>
          <table:table-cell table:style-name="ce18" office:value-type="string" calcext:value-type="string">
            <text:p>Key</text:p>
          </table:table-cell>
          <table:table-cell table:number-columns-repeated="5" table:style-name="ce18" office:value-type="string" calcext:value-type="string">
            <text:p>Val</text:p>
          </table:table-cell>
          <table:table-cell table:style-name="ce30" office:value-type="string" calcext:value-type="string">
            <text:p>Score For This Item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ok at the bright side of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]);[.AK5];IF(ISTEXT([.C5]);[.AL5];IF(ISTEXT([.D5]);[.AM5];IF(ISTEXT([.E5]);[.AN5];IF(ISTEXT([.F5]);[.AO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criminals should receive help rather than punishmen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6]);[.AK6];IF(ISTEXT([.C6]);[.AL6];IF(ISTEXT([.D6]);[.AM6];IF(ISTEXT([.E6]);[.AN6];IF(ISTEXT([.F6]);[.AO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n't make up my mi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islike talking about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bothered by messy peopl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]);[.AK9];IF(ISTEXT([.C9]);[.AL9];IF(ISTEXT([.D9]);[.AM9];IF(ISTEXT([.E9]);[.AN9];IF(ISTEXT([.F9]);[.AO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Obstruct others' pla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]);[.AK10];IF(ISTEXT([.C10]);[.AL10];IF(ISTEXT([.D10]);[.AM10];IF(ISTEXT([.E10]);[.AN10];IF(ISTEXT([.F10]);[.AO1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Often feel bl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]);[.AK11];IF(ISTEXT([.C11]);[.AL11];IF(ISTEXT([.D11]);[.AM11];IF(ISTEXT([.E11]);[.AN11];IF(ISTEXT([.F11]);[.AO1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arely overindul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]);[.AK12];IF(ISTEXT([.C12]);[.AL12];IF(ISTEXT([.D12]);[.AM12];IF(ISTEXT([.E12]);[.AN12];IF(ISTEXT([.F12]);[.AO1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ould never go hang gliding or bungee jump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ear for the wors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4]);[.AK14];IF(ISTEXT([.C14]);[.AL14];IF(ISTEXT([.D14]);[.AM14];IF(ISTEXT([.E14]);[.AN14];IF(ISTEXT([.F14]);[.AO1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urn my back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]);[.AK15];IF(ISTEXT([.C15]);[.AL15];IF(ISTEXT([.D15]);[.AM15];IF(ISTEXT([.E15]);[.AN15];IF(ISTEXT([.F15]);[.AO1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njoy thinking about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]);[.AK16];IF(ISTEXT([.C16]);[.AL16];IF(ISTEXT([.D16]);[.AM16];IF(ISTEXT([.E16]);[.AN16];IF(ISTEXT([.F16]);[.AO1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emand qualit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]);[.AK17];IF(ISTEXT([.C17]);[.AL17];IF(ISTEXT([.D17]);[.AM17];IF(ISTEXT([.E17]);[.AN17];IF(ISTEXT([.F17]);[.AO1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tak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Trust what people s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]);[.AK19];IF(ISTEXT([.C19]);[.AL19];IF(ISTEXT([.D19]);[.AM19];IF(ISTEXT([.E19]);[.AN19];IF(ISTEXT([.F19]);[.AO1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ndle tasks smooth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tick to my chosen pa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not like concer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]);[.AK22];IF(ISTEXT([.C22]);[.AL22];IF(ISTEXT([.D22]);[.AM22];IF(ISTEXT([.E22]);[.AN22];IF(ISTEXT([.F22]);[.AO2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Need a push to get start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]);[.AK23];IF(ISTEXT([.C23]);[.AL23];IF(ISTEXT([.D23]);[.AM23];IF(ISTEXT([.E23]);[.AN23];IF(ISTEXT([.F23]);[.AO2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eadily overcome setback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surprise parti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]);[.AK25];IF(ISTEXT([.C25]);[.AL25];IF(ISTEXT([.D25]);[.AM25];IF(ISTEXT([.E25]);[.AN25];IF(ISTEXT([.F25]);[.AO25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hard to get to know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]);[.AK26];IF(ISTEXT([.C26]);[.AL26];IF(ISTEXT([.D26]);[.AM26];IF(ISTEXT([.E26]);[.AN26];IF(ISTEXT([.F26]);[.AO2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angry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]);[.AK27];IF(ISTEXT([.C27]);[.AL27];IF(ISTEXT([.D27]);[.AM27];IF(ISTEXT([.E27]);[.AN27];IF(ISTEXT([.F27]);[.AO2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Interested in many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]);[.AK28];IF(ISTEXT([.C28]);[.AL28];IF(ISTEXT([.D28]);[.AM28];IF(ISTEXT([.E28]);[.AN28];IF(ISTEXT([.F28]);[.AO2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arely notice my emotional react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]);[.AK29];IF(ISTEXT([.C29]);[.AL29];IF(ISTEXT([.D29]);[.AM29];IF(ISTEXT([.E29]);[.AN29];IF(ISTEXT([.F29]);[.AO2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eel that my life lacks direc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0]);[.AK30];IF(ISTEXT([.C30]);[.AL30];IF(ISTEXT([.D30]);[.AM30];IF(ISTEXT([.E30]);[.AN30];IF(ISTEXT([.F30]);[.AO3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the opposite of what is ask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1]);[.AK31];IF(ISTEXT([.C31]);[.AL31];IF(ISTEXT([.D31]);[.AM31];IF(ISTEXT([.E31]);[.AN31];IF(ISTEXT([.F31]);[.AO3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excitement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2]);[.AK32];IF(ISTEXT([.C32]);[.AL32];IF(ISTEXT([.D32]);[.AM32];IF(ISTEXT([.E32]);[.AN32];IF(ISTEXT([.F32]);[.AO3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ind it difficult to approac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3]);[.AK33];IF(ISTEXT([.C33]);[.AL33];IF(ISTEXT([.D33]);[.AM33];IF(ISTEXT([.E33]);[.AN33];IF(ISTEXT([.F33]);[.AO3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nticipate the needs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4]);[.AK34];IF(ISTEXT([.C34]);[.AL34];IF(ISTEXT([.D34]);[.AM34];IF(ISTEXT([.E34]);[.AN34];IF(ISTEXT([.F34]);[.AO3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eave a mess in my room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5]);[.AK35];IF(ISTEXT([.C35]);[.AL35];IF(ISTEXT([.D35]);[.AM35];IF(ISTEXT([.E35]);[.AN35];IF(ISTEXT([.F35]);[.AO3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Make rash deci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6]);[.AK36];IF(ISTEXT([.C36]);[.AL36];IF(ISTEXT([.D36]);[.AM36];IF(ISTEXT([.E36]);[.AN36];IF(ISTEXT([.F36]);[.AO3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end to vote for liberal political candidat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7]);[.AK37];IF(ISTEXT([.C37]);[.AL37];IF(ISTEXT([.D37]);[.AM37];IF(ISTEXT([.E37]);[.AN37];IF(ISTEXT([.F37]);[.AO3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now how to get around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worry about things that have already happen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0]);[.AK40];IF(ISTEXT([.C40]);[.AL40];IF(ISTEXT([.D40]);[.AM40];IF(ISTEXT([.E40]);[.AN40];IF(ISTEXT([.F40]);[.AO4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pend time reflecting on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1]);[.AK41];IF(ISTEXT([.C41]);[.AL41];IF(ISTEXT([.D41]);[.AM41];IF(ISTEXT([.E41]);[.AN41];IF(ISTEXT([.F41]);[.AO4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Distrust peopl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2]);[.AK42];IF(ISTEXT([.C42]);[.AL42];IF(ISTEXT([.D42]);[.AM42];IF(ISTEXT([.E42]);[.AN42];IF(ISTEXT([.F42]);[.AO42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see the consequences of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3]);[.AK43];IF(ISTEXT([.C43]);[.AL43];IF(ISTEXT([.D43]);[.AM43];IF(ISTEXT([.E43]);[.AN43];IF(ISTEXT([.F43]);[.AO4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solve complex problem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4]);[.AK44];IF(ISTEXT([.C44]);[.AL44];IF(ISTEXT([.D44]);[.AM44];IF(ISTEXT([.E44]);[.AN44];IF(ISTEXT([.F44]);[.AO4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visit new plac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5]);[.AK45];IF(ISTEXT([.C45]);[.AL45];IF(ISTEXT([.D45]);[.AM45];IF(ISTEXT([.E45]);[.AN45];IF(ISTEXT([.F45]);[.AO4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ork ha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Often feel uncomfortable around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7]);[.AK47];IF(ISTEXT([.C47]);[.AL47];IF(ISTEXT([.D47]);[.AM47];IF(ISTEXT([.E47]);[.AN47];IF(ISTEXT([.F47]);[.AO47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irritated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8]);[.AK48];IF(ISTEXT([.C48]);[.AL48];IF(ISTEXT([.D48]);[.AM48];IF(ISTEXT([.E48]);[.AN48];IF(ISTEXT([.F48]);[.AO4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ble to control my crav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9]);[.AK49];IF(ISTEXT([.C49]);[.AL49];IF(ISTEXT([.D49]);[.AM49];IF(ISTEXT([.E49]);[.AN49];IF(ISTEXT([.F49]);[.AO4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n manage many things at the sam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te to seem push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1]);[.AK51];IF(ISTEXT([.C51]);[.AL51];IF(ISTEXT([.D51]);[.AM51];IF(ISTEXT([.E51]);[.AN51];IF(ISTEXT([.F51]);[.AO5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njoy the beauty of natur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2]);[.AK52];IF(ISTEXT([.C52]);[.AL52];IF(ISTEXT([.D52]);[.AM52];IF(ISTEXT([.E52]);[.AN52];IF(ISTEXT([.F52]);[.AO5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ek adventur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3]);[.AK53];IF(ISTEXT([.C53]);[.AL53];IF(ISTEXT([.D53]);[.AM53];IF(ISTEXT([.E53]);[.AN53];IF(ISTEXT([.F53]);[.AO5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ry not to think about the need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54]);[.AK54];IF(ISTEXT([.C54]);[.AL54];IF(ISTEXT([.D54]);[.AM54];IF(ISTEXT([.E54]);[.AN54];IF(ISTEXT([.F54]);[.AO5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eep in the backg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55]);[.AK55];IF(ISTEXT([.C55]);[.AL55];IF(ISTEXT([.D55]);[.AM55];IF(ISTEXT([.E55]);[.AN55];IF(ISTEXT([.F55]);[.AO5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concerned about oth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6]);[.AK56];IF(ISTEXT([.C56]);[.AL56];IF(ISTEXT([.D56]);[.AM56];IF(ISTEXT([.E56]);[.AN56];IF(ISTEXT([.F56]);[.AO5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overwhelmed by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7]);[.AK57];IF(ISTEXT([.C57]);[.AL57];IF(ISTEXT([.D57]);[.AM57];IF(ISTEXT([.E57]);[.AN57];IF(ISTEXT([.F57]);[.AO5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islike being the center of atten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8]);[.AK58];IF(ISTEXT([.C58]);[.AL58];IF(ISTEXT([.D58]);[.AM58];IF(ISTEXT([.E58]);[.AN58];IF(ISTEXT([.F58]);[.AO5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xperience my emotions intense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9]);[.AK59];IF(ISTEXT([.C59]);[.AL59];IF(ISTEXT([.D59]);[.AM59];IF(ISTEXT([.E59]);[.AN59];IF(ISTEXT([.F59]);[.AO5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stand during the national anthem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0]);[.AK60];IF(ISTEXT([.C60]);[.AL60];IF(ISTEXT([.D60]);[.AM60];IF(ISTEXT([.E60]);[.AN60];IF(ISTEXT([.F60]);[.AO6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alk to a lot of different people at parti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61]);[.AK61];IF(ISTEXT([.C61]);[.AL61];IF(ISTEXT([.D61]);[.AM61];IF(ISTEXT([.E61]);[.AN61];IF(ISTEXT([.F61]);[.AO61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ble to stand up for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eave my belongings aroun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3]);[.AK63];IF(ISTEXT([.C63]);[.AL63];IF(ISTEXT([.D63]);[.AM63];IF(ISTEXT([.E63]);[.AN63];IF(ISTEXT([.F63]);[.AO6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ct comfortably wit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64]);[.AK64];IF(ISTEXT([.C64]);[.AL64];IF(ISTEXT([.D64]);[.AM64];IF(ISTEXT([.E64]);[.AN64];IF(ISTEXT([.F64]);[.AO6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uspect hidden motives i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5]);[.AK65];IF(ISTEXT([.C65]);[.AL65];IF(ISTEXT([.D65]);[.AM65];IF(ISTEXT([.E65]);[.AN65];IF(ISTEXT([.F65]);[.AO6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void philosophical discus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6]);[.AK66];IF(ISTEXT([.C66]);[.AL66];IF(ISTEXT([.D66]);[.AM66];IF(ISTEXT([.E66]);[.AN66];IF(ISTEXT([.F66]);[.AO6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easily disturb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7]);[.AK67];IF(ISTEXT([.C67]);[.AL67];IF(ISTEXT([.D67]);[.AM67];IF(ISTEXT([.E67]);[.AN67];IF(ISTEXT([.F67]);[.AO6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ake advantage of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8]);[.AK68];IF(ISTEXT([.C68]);[.AL68];IF(ISTEXT([.D68]);[.AM68];IF(ISTEXT([.E68]);[.AN68];IF(ISTEXT([.F68]);[.AO6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easily amus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9]);[.AK69];IF(ISTEXT([.C69]);[.AL69];IF(ISTEXT([.D69]);[.AM69];IF(ISTEXT([.E69]);[.AN69];IF(ISTEXT([.F69]);[.AO6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hoose my words with ca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0]);[.AK70];IF(ISTEXT([.C70]);[.AL70];IF(ISTEXT([.D70]);[.AM70];IF(ISTEXT([.E70]);[.AN70];IF(ISTEXT([.F70]);[.AO7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calm even in tens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ake char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2]);[.AK72];IF(ISTEXT([.C72]);[.AL72];IF(ISTEXT([.D72]);[.AM72];IF(ISTEXT([.E72]);[.AN72];IF(ISTEXT([.F72]);[.AO7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things I later regret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3]);[.AK73];IF(ISTEXT([.C73]);[.AL73];IF(ISTEXT([.D73]);[.AM73];IF(ISTEXT([.E73]);[.AN73];IF(ISTEXT([.F73]);[.AO7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indifferent to the feelings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4]);[.AK74];IF(ISTEXT([.C74]);[.AL74];IF(ISTEXT([.D74]);[.AM74];IF(ISTEXT([.E74]);[.AN74];IF(ISTEXT([.F74]);[.AO7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highly motivated to succe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5]);[.AK75];IF(ISTEXT([.C75]);[.AL75];IF(ISTEXT([.D75]);[.AM75];IF(ISTEXT([.E75]);[.AN75];IF(ISTEXT([.F75]);[.AO7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n't stand confront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6]);[.AK76];IF(ISTEXT([.C76]);[.AL76];IF(ISTEXT([.D76]);[.AM76];IF(ISTEXT([.E76]);[.AN76];IF(ISTEXT([.F76]);[.AO7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to daydrea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7]);[.AK77];IF(ISTEXT([.C77]);[.AL77];IF(ISTEXT([.D77]);[.AM77];IF(ISTEXT([.E77]);[.AN77];IF(ISTEXT([.F77]);[.AO7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ldom feel bl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8]);[.AK78];IF(ISTEXT([.C78]);[.AL78];IF(ISTEXT([.D78]);[.AM78];IF(ISTEXT([.E78]);[.AN78];IF(ISTEXT([.F78]);[.AO7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now how to get things don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9]);[.AK79];IF(ISTEXT([.C79]);[.AL79];IF(ISTEXT([.D79]);[.AM79];IF(ISTEXT([.E79]);[.AN79];IF(ISTEXT([.F79]);[.AO7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lways bus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0]);[.AK80];IF(ISTEXT([.C80]);[.AL80];IF(ISTEXT([.D80]);[.AM80];IF(ISTEXT([.E80]);[.AN80];IF(ISTEXT([.F80]);[.AO8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chores done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ay my bills on tim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2]);[.AK82];IF(ISTEXT([.C82]);[.AL82];IF(ISTEXT([.D82]);[.AM82];IF(ISTEXT([.E82]);[.AN82];IF(ISTEXT([.F82]);[.AO8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in an eye for an ey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83]);[.AK83];IF(ISTEXT([.C83]);[.AL83];IF(ISTEXT([.D83]);[.AM83];IF(ISTEXT([.E83]);[.AN83];IF(ISTEXT([.F83]);[.AO8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ldom joke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84]);[.AK84];IF(ISTEXT([.C84]);[.AL84];IF(ISTEXT([.D84]);[.AM84];IF(ISTEXT([.E84]);[.AN84];IF(ISTEXT([.F84]);[.AO8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onsider myself an average perso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5]);[.AK85];IF(ISTEXT([.C85]);[.AL85];IF(ISTEXT([.D85]);[.AM85];IF(ISTEXT([.E85]);[.AN85];IF(ISTEXT([.F85]);[.AO85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ry to lead oth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6]);[.AK86];IF(ISTEXT([.C86]);[.AL86];IF(ISTEXT([.D86]);[.AM86];IF(ISTEXT([.E86]);[.AN86];IF(ISTEXT([.F86]);[.AO8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eel comfortable around peopl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7]);[.AK87];IF(ISTEXT([.C87]);[.AL87];IF(ISTEXT([.D87]);[.AM87];IF(ISTEXT([.E87]);[.AN87];IF(ISTEXT([.F87]);[.AO87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to ea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8]);[.AK88];IF(ISTEXT([.C88]);[.AL88];IF(ISTEXT([.D88]);[.AM88];IF(ISTEXT([.E88]);[.AN88];IF(ISTEXT([.F88]);[.AO8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Trus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9]);[.AK89];IF(ISTEXT([.C89]);[.AL89];IF(ISTEXT([.D89]);[.AM89];IF(ISTEXT([.E89]);[.AN89];IF(ISTEXT([.F89]);[.AO8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ok down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heat to get ahea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1]);[.AK91];IF(ISTEXT([.C91]);[.AL91];IF(ISTEXT([.D91]);[.AM91];IF(ISTEXT([.E91]);[.AN91];IF(ISTEXT([.F91]);[.AO9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bothered by disorder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2]);[.AK92];IF(ISTEXT([.C92]);[.AL92];IF(ISTEXT([.D92]);[.AM92];IF(ISTEXT([.E92]);[.AN92];IF(ISTEXT([.F92]);[.AO9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t high standards for myself and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3]);[.AK93];IF(ISTEXT([.C93]);[.AL93];IF(ISTEXT([.D93]);[.AM93];IF(ISTEXT([.E93]);[.AN93];IF(ISTEXT([.F93]);[.AO9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illing to try anything onc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4]);[.AK94];IF(ISTEXT([.C94]);[.AL94];IF(ISTEXT([.D94]);[.AM94];IF(ISTEXT([.E94]);[.AN94];IF(ISTEXT([.F94]);[.AO9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tumble over my wor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5]);[.AK95];IF(ISTEXT([.C95]);[.AL95];IF(ISTEXT([.D95]);[.AM95];IF(ISTEXT([.E95]);[.AN95];IF(ISTEXT([.F95]);[.AO9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lways on the go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6]);[.AK96];IF(ISTEXT([.C96]);[.AL96];IF(ISTEXT([.D96]);[.AM96];IF(ISTEXT([.E96]);[.AN96];IF(ISTEXT([.F96]);[.AO9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ldom get m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7]);[.AK97];IF(ISTEXT([.C97]);[.AL97];IF(ISTEXT([.D97]);[.AM97];IF(ISTEXT([.E97]);[.AN97];IF(ISTEXT([.F97]);[.AO9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music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8]);[.AK98];IF(ISTEXT([.C98]);[.AL98];IF(ISTEXT([.D98]);[.AM98];IF(ISTEXT([.E98]);[.AN98];IF(ISTEXT([.F98]);[.AO9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in one true religio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9]);[.AK99];IF(ISTEXT([.C99]);[.AL99];IF(ISTEXT([.D99]);[.AM99];IF(ISTEXT([.E99]);[.AN99];IF(ISTEXT([.F99]);[.AO9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others to do my duti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0]);[.AK100];IF(ISTEXT([.C100]);[.AL100];IF(ISTEXT([.D100]);[.AM100];IF(ISTEXT([.E100]);[.AN100];IF(ISTEXT([.F100]);[.AO10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back at oth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1]);[.AK101];IF(ISTEXT([.C101]);[.AL101];IF(ISTEXT([.D101]);[.AM101];IF(ISTEXT([.E101]);[.AN101];IF(ISTEXT([.F101]);[.AO101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dapt easily to new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begin new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3]);[.AK103];IF(ISTEXT([.C103]);[.AL103];IF(ISTEXT([.D103]);[.AM103];IF(ISTEXT([.E103]);[.AN103];IF(ISTEXT([.F103]);[.AO10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use my friend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4]);[.AK104];IF(ISTEXT([.C104]);[.AL104];IF(ISTEXT([.D104]);[.AM104];IF(ISTEXT([.E104]);[.AN104];IF(ISTEXT([.F104]);[.AO10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njoy examining myself and my lif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5]);[.AK105];IF(ISTEXT([.C105]);[.AL105];IF(ISTEXT([.D105]);[.AM105];IF(ISTEXT([.E105]);[.AN105];IF(ISTEXT([.F105]);[.AO10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ait for others to lead the w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6]);[.AK106];IF(ISTEXT([.C106]);[.AL106];IF(ISTEXT([.D106]);[.AM106];IF(ISTEXT([.E106]);[.AN106];IF(ISTEXT([.F106]);[.AO10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omplete tasks successful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lways prepar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ush into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9]);[.AK109];IF(ISTEXT([.C109]);[.AL109];IF(ISTEXT([.D109]);[.AM109];IF(ISTEXT([.E109]);[.AN109];IF(ISTEXT([.F109]);[.AO10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void difficult reading material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0]);[.AK110];IF(ISTEXT([.C110]);[.AL110];IF(ISTEXT([.D110]);[.AM110];IF(ISTEXT([.E110]);[.AN110];IF(ISTEXT([.F110]);[.AO11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know why I do some of the things I do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1]);[.AK111];IF(ISTEXT([.C111]);[.AL111];IF(ISTEXT([.D111]);[.AM111];IF(ISTEXT([.E111]);[.AN111];IF(ISTEXT([.F111]);[.AO11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eact slow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2]);[.AK112];IF(ISTEXT([.C112]);[.AL112];IF(ISTEXT([.D112]);[.AM112];IF(ISTEXT([.E112]);[.AN112];IF(ISTEXT([.F112]);[.AO11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large parti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3]);[.AK113];IF(ISTEXT([.C113]);[.AL113];IF(ISTEXT([.D113]);[.AM113];IF(ISTEXT([.E113]);[.AN113];IF(ISTEXT([.F113]);[.AO113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difficulty imagining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4]);[.AK114];IF(ISTEXT([.C114]);[.AL114];IF(ISTEXT([.D114]);[.AM114];IF(ISTEXT([.E114]);[.AN114];IF(ISTEXT([.F114]);[.AO114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embarrassed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5]);[.AK115];IF(ISTEXT([.C115]);[.AL115];IF(ISTEXT([.D115]);[.AM115];IF(ISTEXT([.E115]);[.AN115];IF(ISTEXT([.F115]);[.AO11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we should be tough on cr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6]);[.AK116];IF(ISTEXT([.C116]);[.AL116];IF(ISTEXT([.D116]);[.AM116];IF(ISTEXT([.E116]);[.AN116];IF(ISTEXT([.F116]);[.AO11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sure of my g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7]);[.AK117];IF(ISTEXT([.C117]);[.AL117];IF(ISTEXT([.D117]);[.AM117];IF(ISTEXT([.E117]);[.AN117];IF(ISTEXT([.F117]);[.AO11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Often forget to put things back in their proper plac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8]);[.AK118];IF(ISTEXT([.C118]);[.AL118];IF(ISTEXT([.D118]);[.AM118];IF(ISTEXT([.E118]);[.AN118];IF(ISTEXT([.F118]);[.AO11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reak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9]);[.AK119];IF(ISTEXT([.C119]);[.AL119];IF(ISTEXT([.D119]);[.AM119];IF(ISTEXT([.E119]);[.AN119];IF(ISTEXT([.F119]);[.AO11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islike new foo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0]);[.AK120];IF(ISTEXT([.C120]);[.AL120];IF(ISTEXT([.D120]);[.AM120];IF(ISTEXT([.E120]);[.AN120];IF(ISTEXT([.F120]);[.AO12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uffer from others' sorrow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1]);[.AK121];IF(ISTEXT([.C121]);[.AL121];IF(ISTEXT([.D121]);[.AM121];IF(ISTEXT([.E121]);[.AN121];IF(ISTEXT([.F121]);[.AO12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like to draw attention to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2]);[.AK122];IF(ISTEXT([.C122]);[.AL122];IF(ISTEXT([.D122]);[.AM122];IF(ISTEXT([.E122]);[.AN122];IF(ISTEXT([.F122]);[.AO12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Insult peopl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3]);[.AK123];IF(ISTEXT([.C123]);[.AL123];IF(ISTEXT([.D123]);[.AM123];IF(ISTEXT([.E123]);[.AN123];IF(ISTEXT([.F123]);[.AO12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xperience very few emotional highs and low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4]);[.AK124];IF(ISTEXT([.C124]);[.AL124];IF(ISTEXT([.D124]);[.AM124];IF(ISTEXT([.E124]);[.AN124];IF(ISTEXT([.F124]);[.AO12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ould never cheat on my tax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5]);[.AK125];IF(ISTEXT([.C125]);[.AL125];IF(ISTEXT([.D125]);[.AM125];IF(ISTEXT([.E125]);[.AN125];IF(ISTEXT([.F125]);[.AO12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in the importance of art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6]);[.AK126];IF(ISTEXT([.C126]);[.AL126];IF(ISTEXT([.D126]);[.AM126];IF(ISTEXT([.E126]);[.AN126];IF(ISTEXT([.F126]);[.AO12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wary of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7]);[.AK127];IF(ISTEXT([.C127]);[.AL127];IF(ISTEXT([.D127]);[.AM127];IF(ISTEXT([.E127]);[.AN127];IF(ISTEXT([.F127]);[.AO127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bothered by difficult social situat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8]);[.AK128];IF(ISTEXT([.C128]);[.AL128];IF(ISTEXT([.D128]);[.AM128];IF(ISTEXT([.E128]);[.AN128];IF(ISTEXT([.F128]);[.AO12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eact quick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orry about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0]);[.AK130];IF(ISTEXT([.C130]);[.AL130];IF(ISTEXT([.D130]);[.AM130];IF(ISTEXT([.E130]);[.AN130];IF(ISTEXT([.F130]);[.AO13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I am better than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1]);[.AK131];IF(ISTEXT([.C131]);[.AL131];IF(ISTEXT([.D131]);[.AM131];IF(ISTEXT([.E131]);[.AN131];IF(ISTEXT([.F131]);[.AO13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islike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2]);[.AK132];IF(ISTEXT([.C132]);[.AL132];IF(ISTEXT([.D132]);[.AM132];IF(ISTEXT([.E132]);[.AN132];IF(ISTEXT([.F132]);[.AO13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upse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more than what's expected of 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adiate jo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5]);[.AK135];IF(ISTEXT([.C135]);[.AL135];IF(ISTEXT([.D135]);[.AM135];IF(ISTEXT([.E135]);[.AN135];IF(ISTEXT([.F135]);[.AO13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ek to influence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6]);[.AK136];IF(ISTEXT([.C136]);[.AL136];IF(ISTEXT([.D136]);[.AM136];IF(ISTEXT([.E136]);[.AN136];IF(ISTEXT([.F136]);[.AO13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refer to stick with things that I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7]);[.AK137];IF(ISTEXT([.C137]);[.AL137];IF(ISTEXT([.D137]);[.AM137];IF(ISTEXT([.E137]);[.AN137];IF(ISTEXT([.F137]);[.AO13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ct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8]);[.AK138];IF(ISTEXT([.C138]);[.AL138];IF(ISTEXT([.D138]);[.AM138];IF(ISTEXT([.E138]);[.AN138];IF(ISTEXT([.F138]);[.AO13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Misrepresent the fact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9]);[.AK139];IF(ISTEXT([.C139]);[.AL139];IF(ISTEXT([.D139]);[.AM139];IF(ISTEXT([.E139]);[.AN139];IF(ISTEXT([.F139]);[.AO13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really interested i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0]);[.AK140];IF(ISTEXT([.C140]);[.AL140];IF(ISTEXT([.D140]);[.AM140];IF(ISTEXT([.E140]);[.AN140];IF(ISTEXT([.F140]);[.AO14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end to dislike soft-hearte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1]);[.AK141];IF(ISTEXT([.C141]);[.AL141];IF(ISTEXT([.D141]);[.AM141];IF(ISTEXT([.E141]);[.AN141];IF(ISTEXT([.F141]);[.AO14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ontradic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2]);[.AK142];IF(ISTEXT([.C142]);[.AL142];IF(ISTEXT([.D142]);[.AM142];IF(ISTEXT([.E142]);[.AN142];IF(ISTEXT([.F142]);[.AO14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difficulty understanding abstract idea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3]);[.AK143];IF(ISTEXT([.C143]);[.AL143];IF(ISTEXT([.D143]);[.AM143];IF(ISTEXT([.E143]);[.AN143];IF(ISTEXT([.F143]);[.AO14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flow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44]);[.AK144];IF(ISTEXT([.C144]);[.AL144];IF(ISTEXT([.D144]);[.AM144];IF(ISTEXT([.E144]);[.AN144];IF(ISTEXT([.F144]);[.AO14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Never spend more than I can affor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5]);[.AK145];IF(ISTEXT([.C145]);[.AL145];IF(ISTEXT([.D145]);[.AM145];IF(ISTEXT([.E145]);[.AN145];IF(ISTEXT([.F145]);[.AO14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Make people feel welco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ek quiet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7]);[.AK147];IF(ISTEXT([.C147]);[.AL147];IF(ISTEXT([.D147]);[.AM147];IF(ISTEXT([.E147]);[.AN147];IF(ISTEXT([.F147]);[.AO147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easily affected by my emot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8]);[.AK148];IF(ISTEXT([.C148]);[.AL148];IF(ISTEXT([.D148]);[.AM148];IF(ISTEXT([.E148]);[.AN148];IF(ISTEXT([.F148]);[.AO14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Use flattery to get ahea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9]);[.AK149];IF(ISTEXT([.C149]);[.AL149];IF(ISTEXT([.D149]);[.AM149];IF(ISTEXT([.E149]);[.AN149];IF(ISTEXT([.F149]);[.AO14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ct wild and craz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augh alou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1]);[.AK151];IF(ISTEXT([.C151]);[.AL151];IF(ISTEXT([.D151]);[.AM151];IF(ISTEXT([.E151]);[.AN151];IF(ISTEXT([.F151]);[.AO15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like the idea of chang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2]);[.AK152];IF(ISTEXT([.C152]);[.AL152];IF(ISTEXT([.D152]);[.AM152];IF(ISTEXT([.E152]);[.AN152];IF(ISTEXT([.F152]);[.AO15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heer people up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3]);[.AK153];IF(ISTEXT([.C153]);[.AL153];IF(ISTEXT([.D153]);[.AM153];IF(ISTEXT([.E153]);[.AN153];IF(ISTEXT([.F153]);[.AO15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ostpone decis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4]);[.AK154];IF(ISTEXT([.C154]);[.AL154];IF(ISTEXT([.D154]);[.AM154];IF(ISTEXT([.E154]);[.AN154];IF(ISTEXT([.F154]);[.AO15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Jump into things without think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5]);[.AK155];IF(ISTEXT([.C155]);[.AL155];IF(ISTEXT([.D155]);[.AM155];IF(ISTEXT([.E155]);[.AN155];IF(ISTEXT([.F155]);[.AO15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ldom toot my own hor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6]);[.AK156];IF(ISTEXT([.C156]);[.AL156];IF(ISTEXT([.D156]);[.AM156];IF(ISTEXT([.E156]);[.AN156];IF(ISTEXT([.F156]);[.AO15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xcel in what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Have a vivid imagination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8]);[.AK158];IF(ISTEXT([.C158]);[.AL158];IF(ISTEXT([.D158]);[.AM158];IF(ISTEXT([.E158]);[.AN158];IF(ISTEXT([.F158]);[.AO15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o on bing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9]);[.AK159];IF(ISTEXT([.C159]);[.AL159];IF(ISTEXT([.D159]);[.AM159];IF(ISTEXT([.E159]);[.AN159];IF(ISTEXT([.F159]);[.AO15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laws should be strictly enforc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0]);[.AK160];IF(ISTEXT([.C160]);[.AL160];IF(ISTEXT([.D160]);[.AM160];IF(ISTEXT([.E160]);[.AN160];IF(ISTEXT([.F160]);[.AO16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tick to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eep my promi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2]);[.AK162];IF(ISTEXT([.C162]);[.AL162];IF(ISTEXT([.D162]);[.AM162];IF(ISTEXT([.E162]);[.AN162];IF(ISTEXT([.F162]);[.AO16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to read challenging material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3]);[.AK163];IF(ISTEXT([.C163]);[.AL163];IF(ISTEXT([.D163]);[.AM163];IF(ISTEXT([.E163]);[.AN163];IF(ISTEXT([.F163]);[.AO16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void crowd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4]);[.AK164];IF(ISTEXT([.C164]);[.AL164];IF(ISTEXT([.D164]);[.AM164];IF(ISTEXT([.E164]);[.AN164];IF(ISTEXT([.F164]);[.AO164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people should fend for themselv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5]);[.AK165];IF(ISTEXT([.C165]);[.AL165];IF(ISTEXT([.D165]);[.AM165];IF(ISTEXT([.E165]);[.AN165];IF(ISTEXT([.F165]);[.AO165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frequent mood sw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6]);[.AK166];IF(ISTEXT([.C166]);[.AL166];IF(ISTEXT([.D166]);[.AM166];IF(ISTEXT([.E166]);[.AN166];IF(ISTEXT([.F166]);[.AO16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hink that all will be well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7]);[.AK167];IF(ISTEXT([.C167]);[.AL167];IF(ISTEXT([.D167]);[.AM167];IF(ISTEXT([.E167]);[.AN167];IF(ISTEXT([.F167]);[.AO167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arely get irrita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8]);[.AK168];IF(ISTEXT([.C168]);[.AL168];IF(ISTEXT([.D168]);[.AM168];IF(ISTEXT([.E168]);[.AN168];IF(ISTEXT([.F168]);[.AO16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things according to a pla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a good fight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0]);[.AK170];IF(ISTEXT([.C170]);[.AL170];IF(ISTEXT([.D170]);[.AM170];IF(ISTEXT([.E170]);[.AN170];IF(ISTEXT([.F170]);[.AO17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a lot in my spare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1]);[.AK171];IF(ISTEXT([.C171]);[.AL171];IF(ISTEXT([.D171]);[.AM171];IF(ISTEXT([.E171]);[.AN171];IF(ISTEXT([.F171]);[.AO17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fraid to draw attention to myself.</text:p>
          </table:table-cell>
          <table:table-cell table:style-name="ce50" table:content-validation-name="val1" table:number-columns-repeated="5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2]);[.AK172];IF(ISTEXT([.C172]);[.AL172];IF(ISTEXT([.D172]);[.AM172];IF(ISTEXT([.E172]);[.AN172];IF(ISTEXT([.F172]);[.AO172];0))))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islike chang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3]);[.AK173];IF(ISTEXT([.C173]);[.AL173];IF(ISTEXT([.D173]);[.AM173];IF(ISTEXT([.E173]);[.AN173];IF(ISTEXT([.F173]);[.AO17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aste my tim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4]);[.AK174];IF(ISTEXT([.C174]);[.AL174];IF(ISTEXT([.D174]);[.AM174];IF(ISTEXT([.E174]);[.AN174];IF(ISTEXT([.F174]);[.AO17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urn plans into 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not enjoy going to art museu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6]);[.AK176];IF(ISTEXT([.C176]);[.AL176];IF(ISTEXT([.D176]);[.AM176];IF(ISTEXT([.E176]);[.AN176];IF(ISTEXT([.F176]);[.AO17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Make people feel uncomfortabl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7]);[.AK177];IF(ISTEXT([.C177]);[.AL177];IF(ISTEXT([.D177]);[.AM177];IF(ISTEXT([.E177]);[.AN177];IF(ISTEXT([.F177]);[.AO17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oast about my virtu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8]);[.AK178];IF(ISTEXT([.C178]);[.AL178];IF(ISTEXT([.D178]);[.AM178];IF(ISTEXT([.E178]);[.AN178];IF(ISTEXT([.F178]);[.AO17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njoy being part of a loud crow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9]);[.AK179];IF(ISTEXT([.C179]);[.AL179];IF(ISTEXT([.D179]);[.AM179];IF(ISTEXT([.E179]);[.AN179];IF(ISTEXT([.F179]);[.AO179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easily bothered b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0]);[.AK180];IF(ISTEXT([.C180]);[.AL180];IF(ISTEXT([.D180]);[.AM180];IF(ISTEXT([.E180]);[.AN180];IF(ISTEXT([.F180]);[.AO18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understand people who get emotion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n talk others into doing thing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2]);[.AK182];IF(ISTEXT([.C182]);[.AL182];IF(ISTEXT([.D182]);[.AM182];IF(ISTEXT([.E182]);[.AN182];IF(ISTEXT([.F182]);[.AO18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Feel sympathy for those who are worse off than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3]);[.AK183];IF(ISTEXT([.C183]);[.AL183];IF(ISTEXT([.D183]);[.AM183];IF(ISTEXT([.E183]);[.AN183];IF(ISTEXT([.F183]);[.AO18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easy to satisf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4]);[.AK184];IF(ISTEXT([.C184]);[.AL184];IF(ISTEXT([.D184]);[.AM184];IF(ISTEXT([.E184]);[.AN184];IF(ISTEXT([.F184]);[.AO18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Misjudge situ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5]);[.AK185];IF(ISTEXT([.C185]);[.AL185];IF(ISTEXT([.D185]);[.AM185];IF(ISTEXT([.E185]);[.AN185];IF(ISTEXT([.F185]);[.AO18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njoy wild flights of fant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6]);[.AK186];IF(ISTEXT([.C186]);[.AL186];IF(ISTEXT([.D186]);[.AM186];IF(ISTEXT([.E186]);[.AN186];IF(ISTEXT([.F186]);[.AO18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Involve others in what I am do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7]);[.AK187];IF(ISTEXT([.C187]);[.AL187];IF(ISTEXT([.D187]);[.AM187];IF(ISTEXT([.E187]);[.AN187];IF(ISTEXT([.F187]);[.AO18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eep others at a dista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8]);[.AK188];IF(ISTEXT([.C188]);[.AL188];IF(ISTEXT([.D188]);[.AM188];IF(ISTEXT([.E188]);[.AN188];IF(ISTEXT([.F188]);[.AO18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void mistak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9]);[.AK189];IF(ISTEXT([.C189]);[.AL189];IF(ISTEXT([.D189]);[.AM189];IF(ISTEXT([.E189]);[.AN189];IF(ISTEXT([.F189]);[.AO18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easily intimidat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0]);[.AK190];IF(ISTEXT([.C190]);[.AL190];IF(ISTEXT([.D190]);[.AM190];IF(ISTEXT([.E190]);[.AN190];IF(ISTEXT([.F190]);[.AO19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ell the tru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emain calm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se my temp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difficulty starting tas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not enjoy watching dance performanc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5]);[.AK195];IF(ISTEXT([.C195]);[.AL195];IF(ISTEXT([.D195]);[.AM195];IF(ISTEXT([.E195]);[.AN195];IF(ISTEXT([.F195]);[.AO19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often down in the dump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6]);[.AK196];IF(ISTEXT([.C196]);[.AL196];IF(ISTEXT([.D196]);[.AM196];IF(ISTEXT([.E196]);[.AN196];IF(ISTEXT([.F196]);[.AO19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tidy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7]);[.AK197];IF(ISTEXT([.C197]);[.AL197];IF(ISTEXT([.D197]);[.AM197];IF(ISTEXT([.E197]);[.AN197];IF(ISTEXT([.F197]);[.AO19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ake no time for oth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8]);[.AK198];IF(ISTEXT([.C198]);[.AL198];IF(ISTEXT([.D198]);[.AM198];IF(ISTEXT([.E198]);[.AN198];IF(ISTEXT([.F198]);[.AO19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n handle a lot of inform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ry to understand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0]);[.AK200];IF(ISTEXT([.C200]);[.AL200];IF(ISTEXT([.D200]);[.AM200];IF(ISTEXT([.E200]);[.AN200];IF(ISTEXT([.F200]);[.AO20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Value cooperation over competi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1]);[.AK201];IF(ISTEXT([.C201]);[.AL201];IF(ISTEXT([.D201]);[.AM201];IF(ISTEXT([.E201]);[.AN201];IF(ISTEXT([.F201]);[.AO20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caught up in my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2]);[.AK202];IF(ISTEXT([.C202]);[.AL202];IF(ISTEXT([.D202]);[.AM202];IF(ISTEXT([.E202]);[.AN202];IF(ISTEXT([.F202]);[.AO20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people are basically mor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3]);[.AK203];IF(ISTEXT([.C203]);[.AL203];IF(ISTEXT([.D203]);[.AM203];IF(ISTEXT([.E203]);[.AN203];IF(ISTEXT([.F203]);[.AO20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asily resist temptat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4]);[.AK204];IF(ISTEXT([.C204]);[.AL204];IF(ISTEXT([.D204]);[.AM204];IF(ISTEXT([.E204]);[.AN204];IF(ISTEXT([.F204]);[.AO20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Make myself the center of attentio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5]);[.AK205];IF(ISTEXT([.C205]);[.AL205];IF(ISTEXT([.D205]);[.AM205];IF(ISTEXT([.E205]);[.AN205];IF(ISTEXT([.F205]);[.AO20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get lost in thought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6]);[.AK206];IF(ISTEXT([.C206]);[.AL206];IF(ISTEXT([.D206]);[.AM206];IF(ISTEXT([.E206]);[.AN206];IF(ISTEXT([.F206]);[.AO20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craz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7]);[.AK207];IF(ISTEXT([.C207]);[.AL207];IF(ISTEXT([.D207]);[.AM207];IF(ISTEXT([.E207]);[.AN207];IF(ISTEXT([.F207]);[.AO20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eel that I'm unable to deal with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very pleased with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9]);[.AK209];IF(ISTEXT([.C209]);[.AL209];IF(ISTEXT([.D209]);[.AM209];IF(ISTEXT([.E209]);[.AN209];IF(ISTEXT([.F209]);[.AO20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we coddle criminals too much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0]);[.AK210];IF(ISTEXT([.C210]);[.AL210];IF(ISTEXT([.D210]);[.AM210];IF(ISTEXT([.E210]);[.AN210];IF(ISTEXT([.F210]);[.AO21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ant to be left alon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1]);[.AK211];IF(ISTEXT([.C211]);[.AL211];IF(ISTEXT([.D211]);[.AM211];IF(ISTEXT([.E211]);[.AN211];IF(ISTEXT([.F211]);[.AO211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take it eas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2]);[.AK212];IF(ISTEXT([.C212]);[.AL212];IF(ISTEXT([.D212]);[.AM212];IF(ISTEXT([.E212]);[.AN212];IF(ISTEXT([.F212]);[.AO212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ac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3]);[.AK213];IF(ISTEXT([.C213]);[.AL213];IF(ISTEXT([.D213]);[.AM213];IF(ISTEXT([.E213]);[.AN213];IF(ISTEXT([.F213]);[.AO21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arely complai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4]);[.AK214];IF(ISTEXT([.C214]);[.AL214];IF(ISTEXT([.D214]);[.AM214];IF(ISTEXT([.E214]);[.AN214];IF(ISTEXT([.F214]);[.AO21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comfortable in unfamiliar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n't stand weak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6]);[.AK216];IF(ISTEXT([.C216]);[.AL216];IF(ISTEXT([.D216]);[.AM216];IF(ISTEXT([.E216]);[.AN216];IF(ISTEXT([.F216]);[.AO21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tart tasks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come overwhelm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ldom get emotion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9]);[.AK219];IF(ISTEXT([.C219]);[.AL219];IF(ISTEXT([.D219]);[.AM219];IF(ISTEXT([.E219]);[.AN219];IF(ISTEXT([.F219]);[.AO21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old back my opin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refer variety to routi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1]);[.AK221];IF(ISTEXT([.C221]);[.AL221];IF(ISTEXT([.D221]);[.AM221];IF(ISTEXT([.E221]);[.AN221];IF(ISTEXT([.F221]);[.AO22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ome up with good solu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a lot of fu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3]);[.AK223];IF(ISTEXT([.C223]);[.AL223];IF(ISTEXT([.D223]);[.AM223];IF(ISTEXT([.E223]);[.AN223];IF(ISTEXT([.F223]);[.AO22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ldom get lost in thought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4]);[.AK224];IF(ISTEXT([.C224]);[.AL224];IF(ISTEXT([.D224]);[.AM224];IF(ISTEXT([.E224]);[.AN224];IF(ISTEXT([.F224]);[.AO22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a low opinion of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5]);[.AK225];IF(ISTEXT([.C225]);[.AL225];IF(ISTEXT([.D225]);[.AM225];IF(ISTEXT([.E225]);[.AN225];IF(ISTEXT([.F225]);[.AO22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not like poetr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6]);[.AK226];IF(ISTEXT([.C226]);[.AL226];IF(ISTEXT([.D226]);[.AM226];IF(ISTEXT([.E226]);[.AN226];IF(ISTEXT([.F226]);[.AO22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njoy being reckl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7]);[.AK227];IF(ISTEXT([.C227]);[.AL227];IF(ISTEXT([.D227]);[.AM227];IF(ISTEXT([.E227]);[.AN227];IF(ISTEXT([.F227]);[.AO22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easily annoy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8]);[.AK228];IF(ISTEXT([.C228]);[.AL228];IF(ISTEXT([.D228]);[.AM228];IF(ISTEXT([.E228]);[.AN228];IF(ISTEXT([.F228]);[.AO22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retend to be concerned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others have good inten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a sharp tongu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1]);[.AK231];IF(ISTEXT([.C231]);[.AL231];IF(ISTEXT([.D231]);[.AM231];IF(ISTEXT([.E231]);[.AN231];IF(ISTEXT([.F231]);[.AO23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interested in abstract idea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2]);[.AK232];IF(ISTEXT([.C232]);[.AL232];IF(ISTEXT([.D232]);[.AM232];IF(ISTEXT([.E232]);[.AN232];IF(ISTEXT([.F232]);[.AO23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eel others'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3]);[.AK233];IF(ISTEXT([.C233]);[.AL233];IF(ISTEXT([.D233]);[.AM233];IF(ISTEXT([.E233]);[.AN233];IF(ISTEXT([.F233]);[.AO23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a high opinion of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4]);[.AK234];IF(ISTEXT([.C234]);[.AL234];IF(ISTEXT([.D234]);[.AM234];IF(ISTEXT([.E234]);[.AN234];IF(ISTEXT([.F234]);[.AO23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Often make last-minute pla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5]);[.AK235];IF(ISTEXT([.C235]);[.AL235];IF(ISTEXT([.D235]);[.AM235];IF(ISTEXT([.E235]);[.AN235];IF(ISTEXT([.F235]);[.AO235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fraid of man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ant everything to be just r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little to contribut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8]);[.AK238];IF(ISTEXT([.C238]);[.AL238];IF(ISTEXT([.D238]);[.AM238];IF(ISTEXT([.E238]);[.AN238];IF(ISTEXT([.F238]);[.AO23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a good word for every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9]);[.AK239];IF(ISTEXT([.C239]);[.AL239];IF(ISTEXT([.D239]);[.AM239];IF(ISTEXT([.E239]);[.AN239];IF(ISTEXT([.F239]);[.AO23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too much tax money goes to support artis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0]);[.AK240];IF(ISTEXT([.C240]);[.AL240];IF(ISTEXT([.D240]);[.AM240];IF(ISTEXT([.E240]);[.AN240];IF(ISTEXT([.F240]);[.AO24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ut little time and effort into my work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1]);[.AK241];IF(ISTEXT([.C241]);[.AL241];IF(ISTEXT([.D241]);[.AM241];IF(ISTEXT([.E241]);[.AN241];IF(ISTEXT([.F241]);[.AO24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to work at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njoy being part of a group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3]);[.AK243];IF(ISTEXT([.C243]);[.AL243];IF(ISTEXT([.D243]);[.AM243];IF(ISTEXT([.E243]);[.AN243];IF(ISTEXT([.F243]);[.AO243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passionate about caus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4]);[.AK244];IF(ISTEXT([.C244]);[.AL244];IF(ISTEXT([.D244]);[.AM244];IF(ISTEXT([.E244]);[.AN244];IF(ISTEXT([.F244]);[.AO24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augh my way through lif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5]);[.AK245];IF(ISTEXT([.C245]);[.AL245];IF(ISTEXT([.D245]);[.AM245];IF(ISTEXT([.E245]);[.AN245];IF(ISTEXT([.F245]);[.AO245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eel comfortable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ry to follow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 creature of habit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8]);[.AK248];IF(ISTEXT([.C248]);[.AL248];IF(ISTEXT([.D248]);[.AM248];IF(ISTEXT([.E248]);[.AN248];IF(ISTEXT([.F248]);[.AO248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Yell at peopl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9]);[.AK249];IF(ISTEXT([.C249]);[.AL249];IF(ISTEXT([.D249]);[.AM249];IF(ISTEXT([.E249]);[.AN249];IF(ISTEXT([.F249]);[.AO24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void contacts wit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0]);[.AK250];IF(ISTEXT([.C250]);[.AL250];IF(ISTEXT([.D250]);[.AM250];IF(ISTEXT([.E250]);[.AN250];IF(ISTEXT([.F250]);[.AO25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n handle complex problem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1]);[.AK251];IF(ISTEXT([.C251]);[.AL251];IF(ISTEXT([.D251]);[.AM251];IF(ISTEXT([.E251]);[.AN251];IF(ISTEXT([.F251]);[.AO251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not like art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2]);[.AK252];IF(ISTEXT([.C252]);[.AL252];IF(ISTEXT([.D252]);[.AM252];IF(ISTEXT([.E252]);[.AN252];IF(ISTEXT([.F252]);[.AO25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Often eat too muc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4]);[.AK254];IF(ISTEXT([.C254]);[.AL254];IF(ISTEXT([.D254]);[.AM254];IF(ISTEXT([.E254]);[.AN254];IF(ISTEXT([.F254]);[.AO25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people are essentially evi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a rich vocabular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6]);[.AK256];IF(ISTEXT([.C256]);[.AL256];IF(ISTEXT([.D256]);[.AM256];IF(ISTEXT([.E256]);[.AN256];IF(ISTEXT([.F256]);[.AO25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o straight for the goal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7]);[.AK257];IF(ISTEXT([.C257]);[.AL257];IF(ISTEXT([.D257]);[.AM257];IF(ISTEXT([.E257]);[.AN257];IF(ISTEXT([.F257]);[.AO25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Do not have a good imaginatio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8]);[.AK258];IF(ISTEXT([.C258]);[.AL258];IF(ISTEXT([.D258]);[.AM258];IF(ISTEXT([.E258]);[.AN258];IF(ISTEXT([.F258]);[.AO25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understand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9]);[.AK259];IF(ISTEXT([.C259]);[.AL259];IF(ISTEXT([.D259]);[.AM259];IF(ISTEXT([.E259]);[.AN259];IF(ISTEXT([.F259]);[.AO25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et things proceed at their own pa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0]);[.AK260];IF(ISTEXT([.C260]);[.AL260];IF(ISTEXT([.D260]);[.AM260];IF(ISTEXT([.E260]);[.AN260];IF(ISTEXT([.F260]);[.AO26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often in a bad moo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1]);[.AK261];IF(ISTEXT([.C261]);[.AL261];IF(ISTEXT([.D261]);[.AM261];IF(ISTEXT([.E261]);[.AN261];IF(ISTEXT([.F261]);[.AO26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relaxed most of the tim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2]);[.AK262];IF(ISTEXT([.C262]);[.AL262];IF(ISTEXT([.D262]);[.AM262];IF(ISTEXT([.E262]);[.AN262];IF(ISTEXT([.F262]);[.AO262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Use others for my own end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3]);[.AK263];IF(ISTEXT([.C263]);[.AL263];IF(ISTEXT([.D263]);[.AM263];IF(ISTEXT([.E263]);[.AN263];IF(ISTEXT([.F263]);[.AO26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xpress childlike jo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4]);[.AK264];IF(ISTEXT([.C264]);[.AL264];IF(ISTEXT([.D264]);[.AM264];IF(ISTEXT([.E264]);[.AN264];IF(ISTEXT([.F264]);[.AO26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e beauty in things that others might not notic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5]);[.AK265];IF(ISTEXT([.C265]);[.AL265];IF(ISTEXT([.D265]);[.AM265];IF(ISTEXT([.E265]);[.AN265];IF(ISTEXT([.F265]);[.AO26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Only feel comfortable with fri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6]);[.AK266];IF(ISTEXT([.C266]);[.AL266];IF(ISTEXT([.D266]);[.AM266];IF(ISTEXT([.E266]);[.AN266];IF(ISTEXT([.F266]);[.AO26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hink highly of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7]);[.AK267];IF(ISTEXT([.C267]);[.AL267];IF(ISTEXT([.D267]);[.AM267];IF(ISTEXT([.E267]);[.AN267];IF(ISTEXT([.F267]);[.AO26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ake control of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8]);[.AK268];IF(ISTEXT([.C268]);[.AL268];IF(ISTEXT([.D268]);[.AM268];IF(ISTEXT([.E268]);[.AN268];IF(ISTEXT([.F268]);[.AO26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arm up quickly to oth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9]);[.AK269];IF(ISTEXT([.C269]);[.AL269];IF(ISTEXT([.D269]);[.AM269];IF(ISTEXT([.E269]);[.AN269];IF(ISTEXT([.F269]);[.AO26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Seek dang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interested in other people's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1]);[.AK271];IF(ISTEXT([.C271]);[.AL271];IF(ISTEXT([.D271]);[.AM271];IF(ISTEXT([.E271]);[.AN271];IF(ISTEXT([.F271]);[.AO27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refer to be alon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2]);[.AK272];IF(ISTEXT([.C272]);[.AL272];IF(ISTEXT([.D272]);[.AM272];IF(ISTEXT([.E272]);[.AN272];IF(ISTEXT([.F272]);[.AO272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ind it difficult to get down to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there is no absolute right or wro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4]);[.AK274];IF(ISTEXT([.C274]);[.AL274];IF(ISTEXT([.D274]);[.AM274];IF(ISTEXT([.E274]);[.AN274];IF(ISTEXT([.F274]);[.AO27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ldom daydrea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5]);[.AK275];IF(ISTEXT([.C275]);[.AL275];IF(ISTEXT([.D275]);[.AM275];IF(ISTEXT([.E275]);[.AN275];IF(ISTEXT([.F275]);[.AO27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old a grud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6]);[.AK276];IF(ISTEXT([.C276]);[.AL276];IF(ISTEXT([.D276]);[.AM276];IF(ISTEXT([.E276]);[.AN276];IF(ISTEXT([.F276]);[.AO27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act on a whi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sten to my conscie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8]);[.AK278];IF(ISTEXT([.C278]);[.AL278];IF(ISTEXT([.D278]);[.AM278];IF(ISTEXT([.E278]);[.AN278];IF(ISTEXT([.F278]);[.AO27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just enough work to get b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9]);[.AK279];IF(ISTEXT([.C279]);[.AL279];IF(ISTEXT([.D279]);[.AM279];IF(ISTEXT([.E279]);[.AN279];IF(ISTEXT([.F279]);[.AO27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Never splur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0]);[.AK280];IF(ISTEXT([.C280]);[.AL280];IF(ISTEXT([.D280]);[.AM280];IF(ISTEXT([.E280]);[.AN280];IF(ISTEXT([.F280]);[.AO28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eel despera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interested in theoretical discuss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2]);[.AK282];IF(ISTEXT([.C282]);[.AL282];IF(ISTEXT([.D282]);[.AM282];IF(ISTEXT([.E282]);[.AN282];IF(ISTEXT([.F282]);[.AO28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in human goodn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3]);[.AK283];IF(ISTEXT([.C283]);[.AL283];IF(ISTEXT([.D283]);[.AM283];IF(ISTEXT([.E283]);[.AN283];IF(ISTEXT([.F283]);[.AO28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ut people under pressur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4]);[.AK284];IF(ISTEXT([.C284]);[.AL284];IF(ISTEXT([.D284]);[.AM284];IF(ISTEXT([.E284]);[.AN284];IF(ISTEXT([.F284]);[.AO28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little to sa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5]);[.AK285];IF(ISTEXT([.C285]);[.AL285];IF(ISTEXT([.D285]);[.AM285];IF(ISTEXT([.E285]);[.AN285];IF(ISTEXT([.F285]);[.AO285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now the answers to many questio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6]);[.AK286];IF(ISTEXT([.C286]);[.AL286];IF(ISTEXT([.D286]);[.AM286];IF(ISTEXT([.E286]);[.AN286];IF(ISTEXT([.F286]);[.AO286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a leisurely lifestyl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7]);[.AK287];IF(ISTEXT([.C287]);[.AL287];IF(ISTEXT([.D287]);[.AM287];IF(ISTEXT([.E287]);[.AN287];IF(ISTEXT([.F287]);[.AO287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stressed out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8]);[.AK288];IF(ISTEXT([.C288]);[.AL288];IF(ISTEXT([.D288]);[.AM288];IF(ISTEXT([.E288]);[.AN288];IF(ISTEXT([.F288]);[.AO28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Make friends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now how to cop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0]);[.AK290];IF(ISTEXT([.C290]);[.AL290];IF(ISTEXT([.D290]);[.AM290];IF(ISTEXT([.E290]);[.AN290];IF(ISTEXT([.F290]);[.AO290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to help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1]);[.AK291];IF(ISTEXT([.C291]);[.AL291];IF(ISTEXT([.D291]);[.AM291];IF(ISTEXT([.E291]);[.AN291];IF(ISTEXT([.F291]);[.AO29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like crowded event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2]);[.AK292];IF(ISTEXT([.C292]);[.AL292];IF(ISTEXT([.D292]);[.AM292];IF(ISTEXT([.E292]);[.AN292];IF(ISTEXT([.F292]);[.AO292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Indulge in my fantasi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3]);[.AK293];IF(ISTEXT([.C293]);[.AL293];IF(ISTEXT([.D293]);[.AM293];IF(ISTEXT([.E293]);[.AN293];IF(ISTEXT([.F293]);[.AO29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ttached to conventional way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4]);[.AK294];IF(ISTEXT([.C294]);[.AL294];IF(ISTEXT([.D294]);[.AM294];IF(ISTEXT([.E294]);[.AN294];IF(ISTEXT([.F294]);[.AO29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rry out my pla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5]);[.AK295];IF(ISTEXT([.C295]);[.AL295];IF(ISTEXT([.D295]);[.AM295];IF(ISTEXT([.E295]);[.AN295];IF(ISTEXT([.F295]);[.AO29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islike loud music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6]);[.AK296];IF(ISTEXT([.C296]);[.AL296];IF(ISTEXT([.D296]);[.AM296];IF(ISTEXT([.E296]);[.AN296];IF(ISTEXT([.F296]);[.AO29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fraid that I will do the wrong th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7]);[.AK297];IF(ISTEXT([.C297]);[.AL297];IF(ISTEXT([.D297]);[.AM297];IF(ISTEXT([.E297]);[.AN297];IF(ISTEXT([.F297]);[.AO29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order and regular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8]);[.AK298];IF(ISTEXT([.C298]);[.AL298];IF(ISTEXT([.D298]);[.AM298];IF(ISTEXT([.E298]);[.AN298];IF(ISTEXT([.F298]);[.AO29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lunge into tasks with all my he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eep my coo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end to vote for conservative political candidat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01]);[.AK301];IF(ISTEXT([.C301]);[.AL301];IF(ISTEXT([.D301]);[.AM301];IF(ISTEXT([.E301]);[.AN301];IF(ISTEXT([.F301]);[.AO30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anic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ympathize with the homel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03]);[.AK303];IF(ISTEXT([.C303]);[.AL303];IF(ISTEXT([.D303]);[.AM303];IF(ISTEXT([.E303]);[.AN303];IF(ISTEXT([.F303]);[.AO30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reak my promises.</text:p>
          </table:table-cell>
          <table:table-cell table:style-name="ce50" table:content-validation-name="val1" table:number-columns-repeated="5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04]);[.AK304];IF(ISTEXT([.C304]);[.AL304];IF(ISTEXT([.D304]);[.AM304];IF(ISTEXT([.E304]);[.AN304];IF(ISTEXT([.F304]);[.AO304];0))))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style-name="ce28" office:value-type="string" calcext:value-type="string">
            <text:p>|</text:p>
          </table:table-cell>
          <table:table-cell/>
          <table:table-cell table:style-name="ce19" table:number-columns-repeated="6"/>
          <table:table-cell table:style-name="ce15" table:number-columns-repeated="2"/>
          <table:table-cell table:number-columns-repeated="1008"/>
        </table:table-row>
        <table:table-row table:style-name="ro1">
          <table:table-cell/>
          <table:table-cell table:style-name="ce19" table:number-columns-repeated="5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6" table:number-rows-spanned="1">
            <text:p><text:span text:style-name="T1">All items come from the TedoneItemAssignmentTable spreadsheet downloaded from the page </text:span><text:span text:style-name="T2">at https://ipip.ori.org/ItemAssignmentTable.htm</text:span><text:span text:style-name="T3"> on May 23, 2020</text:span></text:p>
          </table:table-cell>
          <table:covered-table-cell table:number-columns-repeated="15"/>
          <table:table-cell table:number-columns-repeated="1008"/>
        </table:table-row>
        <table:table-row table:style-name="ro1" table:number-rows-repeated="2">
          <table:table-cell/>
          <table:table-cell table:style-name="ce19" table:number-columns-repeated="5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1009"/>
        </table:table-row>
        <table:table-row table:style-name="ro1">
          <table:table-cell table:style-name="ce8" office:value-type="string" calcext:value-type="string">
            <text:p>Results appear below, starting on row 401</text:p>
          </table:table-cell>
          <table:table-cell table:style-name="ce20" table:number-columns-repeated="2"/>
          <table:table-cell table:style-name="ce19" table:number-columns-repeated="3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1009"/>
        </table:table-row>
        <table:table-row table:style-name="ro1" table:number-rows-repeated="7">
          <table:table-cell table:number-columns-repeated="6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1009"/>
        </table:table-row>
        <table:table-row table:style-name="ro1" table:number-rows-repeated="33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/>
          <table:table-cell table:style-name="ce21"/>
          <table:table-cell table:number-columns-repeated="4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 table:number-rows-repeated="7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number-columns-repeated="3"/>
          <table:table-cell table:style-name="ce19" table:number-columns-repeated="2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 table:number-rows-repeated="39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9" office:value-type="string" calcext:value-type="string">
            <text:p>David Heider</text:p>
          </table:table-cell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0" office:value-type="string" calcext:value-type="string">
            <text:p><text:span text:style-name="T4">Factor/</text:span><text:span text:style-name="T5">NEO-PI-R Facet¹</text:span></text:p>
          </table:table-cell>
          <table:table-cell table:style-name="ce22" office:value-type="string" calcext:value-type="string" table:number-columns-spanned="2" table:number-rows-spanned="1">
            <text:p>IPIP Facet²</text:p>
          </table:table-cell>
          <table:covered-table-cell/>
          <table:table-cell table:style-name="ce26" office:value-type="string" calcext:value-type="string">
            <text:p>Raw</text:p>
          </table:table-cell>
          <table:table-cell table:style-name="ce26" office:value-type="string" calcext:value-type="string">
            <text:p>Percent</text:p>
          </table:table-cell>
          <table:table-cell table:style-name="ce26" office:value-type="string" calcext:value-type="string">
            <text:p>Meaning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1" office:value-type="string" calcext:value-type="string">
            <text:p>Neuroticism </text:p>
          </table:table-cell>
          <table:table-cell table:style-name="ce23" table:number-columns-spanned="2" table:number-rows-spanned="1"/>
          <table:covered-table-cell/>
          <table:table-cell table:style-name="ce27" table:formula="of:=SUM([.D403:.D408])" office:value-type="float" office:value="196" calcext:value-type="float">
            <text:p>196</text:p>
          </table:table-cell>
          <table:table-cell table:style-name="ce27" table:formula="of:=QUOTIENT(PRODUCT(SUM([.D402];-60);5);12)" office:value-type="float" office:value="56" calcext:value-type="float">
            <text:p>56</text:p>
          </table:table-cell>
          <table:table-cell table:style-name="ce27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N2: Angry Hostility </text:p>
          </table:table-cell>
          <table:table-cell table:style-name="ce24" office:value-type="string" calcext:value-type="string" table:number-columns-spanned="2" table:number-rows-spanned="1">
            <text:p>Anger</text:p>
          </table:table-cell>
          <table:covered-table-cell/>
          <table:table-cell table:style-name="ce19" table:formula="of:=SUM([.AP27]+[.AP48]+[.AP97]+[.AP133]+[.AP168]+[.AP193]+[.AP214]+[.AP228]+[.AP261]+[.AP300])" office:value-type="float" office:value="30" calcext:value-type="float">
            <text:p>30</text:p>
          </table:table-cell>
          <table:table-cell table:style-name="ce19" table:formula="of:=QUOTIENT(PRODUCT(5;SUM( [.D403];-10));2)" office:value-type="float" office:value="50" calcext:value-type="float">
            <text:p>50</text:p>
          </table:table-cell>
          <table:table-cell table:style-name="ce19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Average" calcext:value-type="string">
            <text:p>Average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N1: Anxiety </text:p>
          </table:table-cell>
          <table:table-cell table:style-name="ce24" office:value-type="string" calcext:value-type="string" table:number-columns-spanned="2" table:number-rows-spanned="1">
            <text:p>Anxiety</text:p>
          </table:table-cell>
          <table:covered-table-cell/>
          <table:table-cell table:style-name="ce19" table:formula="of:=SUM([.AP14]+[.AP40]+[.AP67]+[.AP102]+[.AP130]+[.AP180]+[.AP202]+[.AP236]+[.AP262]+[.AP288])" office:value-type="float" office:value="35" calcext:value-type="float">
            <text:p>35</text:p>
          </table:table-cell>
          <table:table-cell table:style-name="ce19" table:formula="of:=QUOTIENT(PRODUCT(5;SUM( [.D404];-10));2)" office:value-type="float" office:value="62" calcext:value-type="float">
            <text:p>62</text:p>
          </table:table-cell>
          <table:table-cell table:style-name="ce19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N3: Depression </text:p>
          </table:table-cell>
          <table:table-cell table:style-name="ce24" office:value-type="string" calcext:value-type="string" table:number-columns-spanned="2" table:number-rows-spanned="1">
            <text:p>Depression</text:p>
          </table:table-cell>
          <table:covered-table-cell/>
          <table:table-cell table:style-name="ce19" table:formula="of:=SUM([.AP11]+[.AP30]+[.AP78]+[.AP132]+[.AP166]+[.AP196]+[.AP209]+[.AP225]+[.AP246]+[.AP281])" office:value-type="float" office:value="38" calcext:value-type="float">
            <text:p>38</text:p>
          </table:table-cell>
          <table:table-cell table:style-name="ce19" table:formula="of:=QUOTIENT(PRODUCT(5;SUM( [.D405];-10));2)" office:value-type="float" office:value="70" calcext:value-type="float">
            <text:p>70</text:p>
          </table:table-cell>
          <table:table-cell table:style-name="ce19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N5: Impulsiveness </text:p>
          </table:table-cell>
          <table:table-cell table:style-name="ce24" office:value-type="string" calcext:value-type="string" table:number-columns-spanned="2" table:number-rows-spanned="1">
            <text:p>Immoderation</text:p>
          </table:table-cell>
          <table:covered-table-cell/>
          <table:table-cell table:style-name="ce19" table:formula="of:=SUM([.AP12]+[.AP49]+[.AP73]+[.AP88]+[.AP111]+[.AP145]+[.AP159]+[.AP204]+[.AP280]+[.AP254])" office:value-type="float" office:value="46" calcext:value-type="float">
            <text:p>46</text:p>
          </table:table-cell>
          <table:table-cell table:style-name="ce19" table:formula="of:=QUOTIENT(PRODUCT(5;SUM( [.D406];-10));2)" office:value-type="float" office:value="90" calcext:value-type="float">
            <text:p>90</text:p>
          </table:table-cell>
          <table:table-cell table:style-name="ce19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N4: Self-Consciousness </text:p>
          </table:table-cell>
          <table:table-cell table:style-name="ce24" office:value-type="string" calcext:value-type="string" table:number-columns-spanned="2" table:number-rows-spanned="1">
            <text:p>Self-consciousness</text:p>
          </table:table-cell>
          <table:covered-table-cell/>
          <table:table-cell table:style-name="ce19" table:formula="of:=SUM([.AP33]+[.AP62]+[.AP95]+[.AP115]+[.AP128]+[.AP172]+[.AP190]+[.AP215]+[.AP266]+[.AP297])" office:value-type="float" office:value="29" calcext:value-type="float">
            <text:p>29</text:p>
          </table:table-cell>
          <table:table-cell table:style-name="ce19" table:formula="of:=QUOTIENT(PRODUCT(5;SUM( [.D407];-10));2)" office:value-type="float" office:value="47" calcext:value-type="float">
            <text:p>47</text:p>
          </table:table-cell>
          <table:table-cell table:style-name="ce19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Average" calcext:value-type="string">
            <text:p>Average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N6: Vulnerability </text:p>
          </table:table-cell>
          <table:table-cell table:style-name="ce24" office:value-type="string" calcext:value-type="string" table:number-columns-spanned="2" table:number-rows-spanned="1">
            <text:p>Vulnerability</text:p>
          </table:table-cell>
          <table:covered-table-cell/>
          <table:table-cell table:style-name="ce19" table:formula="of:=SUM([.AP7]+[.AP24]+[.AP57]+[.AP71]+[.AP192]+[.AP208]+[.AP218]+[.AP251]+[.AP290]+[.AP302])" office:value-type="float" office:value="18" calcext:value-type="float">
            <text:p>18</text:p>
          </table:table-cell>
          <table:table-cell table:style-name="ce19" table:formula="of:=QUOTIENT(PRODUCT(5;SUM( [.D408];-10));2)" office:value-type="float" office:value="20" calcext:value-type="float">
            <text:p>20</text:p>
          </table:table-cell>
          <table:table-cell table:style-name="ce19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Very Low" calcext:value-type="string">
            <text:p>Very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3"/>
          <table:table-cell table:style-name="ce25"/>
          <table:table-cell table:style-name="ce5"/>
          <table:table-cell table:style-name="ce19" table:number-columns-repeated="3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1" office:value-type="string" calcext:value-type="string">
            <text:p>Extraversion </text:p>
          </table:table-cell>
          <table:table-cell table:style-name="ce23" table:number-columns-spanned="2" table:number-rows-spanned="1"/>
          <table:covered-table-cell/>
          <table:table-cell table:style-name="ce27" table:formula="of:=SUM([.D411:.D416])" office:value-type="float" office:value="146" calcext:value-type="float">
            <text:p>146</text:p>
          </table:table-cell>
          <table:table-cell table:style-name="ce27" table:formula="of:=QUOTIENT(PRODUCT(SUM([.D410];-60);5);12)" office:value-type="float" office:value="35" calcext:value-type="float">
            <text:p>35</text:p>
          </table:table-cell>
          <table:table-cell table:style-name="ce27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Low" calcext:value-type="string">
            <text:p>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E4: Activity </text:p>
          </table:table-cell>
          <table:table-cell table:style-name="ce24" office:value-type="string" calcext:value-type="string" table:number-columns-spanned="2" table:number-rows-spanned="1">
            <text:p>Activity-Level</text:p>
          </table:table-cell>
          <table:covered-table-cell/>
          <table:table-cell table:style-name="ce19" table:formula="of:=SUM([.AP18]+[.AP50]+[.AP80]+[.AP96]+[.AP112]+[.AP129]+[.AP171]+[.AP212]+[.AP260]+[.AP287])" office:value-type="float" office:value="26" calcext:value-type="float">
            <text:p>26</text:p>
          </table:table-cell>
          <table:table-cell table:style-name="ce19" table:formula="of:=QUOTIENT(PRODUCT(5;SUM( [.D411];-10));2)" office:value-type="float" office:value="40" calcext:value-type="float">
            <text:p>40</text:p>
          </table:table-cell>
          <table:table-cell table:style-name="ce19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Low" calcext:value-type="string">
            <text:p>A Little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E3: Assertiveness </text:p>
          </table:table-cell>
          <table:table-cell table:style-name="ce24" office:value-type="string" calcext:value-type="string" table:number-columns-spanned="2" table:number-rows-spanned="1">
            <text:p>Assertiveness</text:p>
          </table:table-cell>
          <table:covered-table-cell/>
          <table:table-cell table:style-name="ce19" table:formula="of:=SUM([.AP55]+[.AP72]+[.AP86]+[.AP106]+[.AP122]+[.AP136]+[.AP182]+[.AP220]+[.AP268]+[.AP285])" office:value-type="float" office:value="29" calcext:value-type="float">
            <text:p>29</text:p>
          </table:table-cell>
          <table:table-cell table:style-name="ce19" table:formula="of:=QUOTIENT(PRODUCT(5;SUM( [.D412];-10));2)" office:value-type="float" office:value="47" calcext:value-type="float">
            <text:p>47</text:p>
          </table:table-cell>
          <table:table-cell table:style-name="ce19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Average" calcext:value-type="string">
            <text:p>Average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E6: Positive Emotions </text:p>
          </table:table-cell>
          <table:table-cell table:style-name="ce24" office:value-type="string" calcext:value-type="string" table:number-columns-spanned="2" table:number-rows-spanned="1">
            <text:p>Cheerfulness</text:p>
          </table:table-cell>
          <table:covered-table-cell/>
          <table:table-cell table:style-name="ce19" table:formula="of:=SUM([.AP5]+[.AP38]+[.AP69]+[.AP84]+[.AP104]+[.AP135]+[.AP151]+[.AP223]+[.AP245]+[.AP264])" office:value-type="float" office:value="29" calcext:value-type="float">
            <text:p>29</text:p>
          </table:table-cell>
          <table:table-cell table:style-name="ce19" table:formula="of:=QUOTIENT(PRODUCT(5;SUM( [.D413];-10));2)" office:value-type="float" office:value="47" calcext:value-type="float">
            <text:p>47</text:p>
          </table:table-cell>
          <table:table-cell table:style-name="ce19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Average" calcext:value-type="string">
            <text:p>Average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E5: Excitement-Seeking </text:p>
          </table:table-cell>
          <table:table-cell table:style-name="ce24" office:value-type="string" calcext:value-type="string" table:number-columns-spanned="2" table:number-rows-spanned="1">
            <text:p>Excitement-Seeking</text:p>
          </table:table-cell>
          <table:covered-table-cell/>
          <table:table-cell table:style-name="ce19" table:formula="of:=SUM([.AP13]+[.AP32]+[.AP53]+[.AP94]+[.AP150]+[.AP179]+[.AP213]+[.AP227]+[.AP270]+[.AP296])" office:value-type="float" office:value="30" calcext:value-type="float">
            <text:p>30</text:p>
          </table:table-cell>
          <table:table-cell table:style-name="ce19" table:formula="of:=QUOTIENT(PRODUCT(5;SUM( [.D414];-10));2)" office:value-type="float" office:value="50" calcext:value-type="float">
            <text:p>50</text:p>
          </table:table-cell>
          <table:table-cell table:style-name="ce19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verage" calcext:value-type="string">
            <text:p>Average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E1: Warmth </text:p>
          </table:table-cell>
          <table:table-cell table:style-name="ce24" office:value-type="string" calcext:value-type="string" table:number-columns-spanned="2" table:number-rows-spanned="1">
            <text:p>Friendliness</text:p>
          </table:table-cell>
          <table:covered-table-cell/>
          <table:table-cell table:style-name="ce19" table:formula="of:=SUM([.AP26]+[.AP47]+[.AP64]+[.AP87]+[.AP140]+[.AP153]+[.AP188]+[.AP250]+[.AP269]+[.AP289])" office:value-type="float" office:value="21" calcext:value-type="float">
            <text:p>21</text:p>
          </table:table-cell>
          <table:table-cell table:style-name="ce19" table:formula="of:=QUOTIENT(PRODUCT(5;SUM( [.D415];-10));2)" office:value-type="float" office:value="27" calcext:value-type="float">
            <text:p>27</text:p>
          </table:table-cell>
          <table:table-cell table:style-name="ce19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Low" calcext:value-type="string">
            <text:p>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E2: Gregariousness </text:p>
          </table:table-cell>
          <table:table-cell table:style-name="ce24" office:value-type="string" calcext:value-type="string" table:number-columns-spanned="2" table:number-rows-spanned="1">
            <text:p>Gregariousness</text:p>
          </table:table-cell>
          <table:covered-table-cell/>
          <table:table-cell table:style-name="ce19" table:formula="of:=SUM([.AP25]+[.AP61]+[.AP113]+[.AP147]+[.AP164]+[.AP187]+[.AP211]+[.AP243]+[.AP272]+[.AP292])" office:value-type="float" office:value="11" calcext:value-type="float">
            <text:p>11</text:p>
          </table:table-cell>
          <table:table-cell table:style-name="ce19" table:formula="of:=QUOTIENT(PRODUCT(5;SUM( [.D416];-10));2)" office:value-type="float" office:value="2" calcext:value-type="float">
            <text:p>2</text:p>
          </table:table-cell>
          <table:table-cell table:style-name="ce19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Very Low" calcext:value-type="string">
            <text:p>Very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3"/>
          <table:table-cell table:style-name="ce25"/>
          <table:table-cell table:style-name="ce5"/>
          <table:table-cell table:style-name="ce19" table:number-columns-repeated="3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1" office:value-type="string" calcext:value-type="string">
            <text:p>Openness </text:p>
          </table:table-cell>
          <table:table-cell table:style-name="ce37" table:number-columns-spanned="2" table:number-rows-spanned="1"/>
          <table:covered-table-cell/>
          <table:table-cell table:style-name="ce27" table:formula="of:=SUM([.D419:.D424])" office:value-type="float" office:value="253" calcext:value-type="float">
            <text:p>253</text:p>
          </table:table-cell>
          <table:table-cell table:style-name="ce27" table:formula="of:=QUOTIENT(PRODUCT(SUM([.D418];-60);5);12)" office:value-type="float" office:value="80" calcext:value-type="float">
            <text:p>80</text:p>
          </table:table-cell>
          <table:table-cell table:style-name="ce27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O4: Actions </text:p>
          </table:table-cell>
          <table:table-cell table:style-name="ce24" office:value-type="string" calcext:value-type="string" table:number-columns-spanned="2" table:number-rows-spanned="1">
            <text:p>Adventurousness</text:p>
          </table:table-cell>
          <table:covered-table-cell/>
          <table:table-cell table:style-name="ce19" table:formula="of:=SUM([.AP28]+[.AP45]+[.AP103]+[.AP120]+[.AP137]+[.AP152]+[.AP173]+[.AP221]+[.AP248]+[.AP294])" office:value-type="float" office:value="39" calcext:value-type="float">
            <text:p>39</text:p>
          </table:table-cell>
          <table:table-cell table:style-name="ce19" table:formula="of:=QUOTIENT(PRODUCT(5;SUM( [.D419];-10));2)" office:value-type="float" office:value="72" calcext:value-type="float">
            <text:p>72</text:p>
          </table:table-cell>
          <table:table-cell table:style-name="ce19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O2: Aesthetics </text:p>
          </table:table-cell>
          <table:table-cell table:style-name="ce24" office:value-type="string" calcext:value-type="string" table:number-columns-spanned="2" table:number-rows-spanned="1">
            <text:p>Aesthetic Appreciation</text:p>
          </table:table-cell>
          <table:covered-table-cell/>
          <table:table-cell table:style-name="ce19" table:formula="of:=SUM([.AP22]+[.AP52]+[.AP98]+[.AP126]+[.AP144]+[.AP176]+[.AP195]+[.AP226]+[.AP252]+[.AP265])" office:value-type="float" office:value="44" calcext:value-type="float">
            <text:p>44</text:p>
          </table:table-cell>
          <table:table-cell table:style-name="ce19" table:formula="of:=QUOTIENT(PRODUCT(5;SUM( [.D420];-10));2)" office:value-type="float" office:value="85" calcext:value-type="float">
            <text:p>85</text:p>
          </table:table-cell>
          <table:table-cell table:style-name="ce19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O3: Feelings </text:p>
          </table:table-cell>
          <table:table-cell table:style-name="ce24" office:value-type="string" calcext:value-type="string" table:number-columns-spanned="2" table:number-rows-spanned="1">
            <text:p>Emotionality</text:p>
          </table:table-cell>
          <table:covered-table-cell/>
          <table:table-cell table:style-name="ce19" table:formula="of:=SUM([.AP29]+[.AP59]+[.AP105]+[.AP124]+[.AP148]+[.AP181]+[.AP200]+[.AP219]+[.AP233]+[.AP244])" office:value-type="float" office:value="46" calcext:value-type="float">
            <text:p>46</text:p>
          </table:table-cell>
          <table:table-cell table:style-name="ce19" table:formula="of:=QUOTIENT(PRODUCT(5;SUM( [.D421];-10));2)" office:value-type="float" office:value="90" calcext:value-type="float">
            <text:p>90</text:p>
          </table:table-cell>
          <table:table-cell table:style-name="ce19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O1: Fantasy </text:p>
          </table:table-cell>
          <table:table-cell table:style-name="ce24" office:value-type="string" calcext:value-type="string" table:number-columns-spanned="2" table:number-rows-spanned="1">
            <text:p>Imagination</text:p>
          </table:table-cell>
          <table:covered-table-cell/>
          <table:table-cell table:style-name="ce19" table:formula="of:=SUM([.AP41]+[.AP77]+[.AP114]+[.AP158]+[.AP186]+[.AP206]+[.AP224]+[.AP258]+[.AP275]+[.AP293])" office:value-type="float" office:value="43" calcext:value-type="float">
            <text:p>43</text:p>
          </table:table-cell>
          <table:table-cell table:style-name="ce19" table:formula="of:=QUOTIENT(PRODUCT(5;SUM( [.D422];-10));2)" office:value-type="float" office:value="82" calcext:value-type="float">
            <text:p>82</text:p>
          </table:table-cell>
          <table:table-cell table:style-name="ce19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O5: Ideas </text:p>
          </table:table-cell>
          <table:table-cell table:style-name="ce24" office:value-type="string" calcext:value-type="string" table:number-columns-spanned="2" table:number-rows-spanned="1">
            <text:p>Intellect</text:p>
          </table:table-cell>
          <table:covered-table-cell/>
          <table:table-cell table:style-name="ce19" table:formula="of:=SUM([.AP16]+[.AP44]+[.AP66]+[.AP110]+[.AP143]+[.AP163]+[.AP199]+[.AP232]+[.AP256]+[.AP282])" office:value-type="float" office:value="47" calcext:value-type="float">
            <text:p>47</text:p>
          </table:table-cell>
          <table:table-cell table:style-name="ce19" table:formula="of:=QUOTIENT(PRODUCT(5;SUM( [.D423];-10));2)" office:value-type="float" office:value="92" calcext:value-type="float">
            <text:p>92</text:p>
          </table:table-cell>
          <table:table-cell table:style-name="ce19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O6: Values </text:p>
          </table:table-cell>
          <table:table-cell table:style-name="ce24" office:value-type="string" calcext:value-type="string" table:number-columns-spanned="2" table:number-rows-spanned="1">
            <text:p>Liberalism</text:p>
          </table:table-cell>
          <table:covered-table-cell/>
          <table:table-cell table:style-name="ce19" table:formula="of:=SUM([.AP6]+[.AP37]+[.AP60]+[.AP99]+[.AP116]+[.AP160]+[.AP210]+[.AP240]+[.AP274]+[.AP301])" office:value-type="float" office:value="34" calcext:value-type="float">
            <text:p>34</text:p>
          </table:table-cell>
          <table:table-cell table:style-name="ce19" table:formula="of:=QUOTIENT(PRODUCT(5;SUM( [.D424];-10));2)" office:value-type="float" office:value="60" calcext:value-type="float">
            <text:p>60</text:p>
          </table:table-cell>
          <table:table-cell table:style-name="ce19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3"/>
          <table:table-cell table:style-name="ce25"/>
          <table:table-cell table:style-name="ce5"/>
          <table:table-cell table:style-name="ce27" table:number-columns-repeated="3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4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/>
          <table:table-cell table:style-name="ce27" table:formula="of:=SUM([.D427:.D432])" office:value-type="float" office:value="191" calcext:value-type="float">
            <text:p>191</text:p>
          </table:table-cell>
          <table:table-cell table:style-name="ce27" table:formula="of:=QUOTIENT(PRODUCT(SUM([.D426];-60);5);12)" office:value-type="float" office:value="54" calcext:value-type="float">
            <text:p>54</text:p>
          </table:table-cell>
          <table:table-cell table:style-name="ce27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A3: Altruism </text:p>
          </table:table-cell>
          <table:table-cell table:style-name="ce24" office:value-type="string" calcext:value-type="string" table:number-columns-spanned="2" table:number-rows-spanned="1">
            <text:p>Altruism</text:p>
          </table:table-cell>
          <table:covered-table-cell/>
          <table:table-cell table:style-name="ce19" table:formula="of:=SUM([.AP15]+[.AP34]+[.AP56]+[.AP74]+[.AP90]+[.AP146]+[.AP177]+[.AP198]+[.AP239]+[.AP291])" office:value-type="float" office:value="31" calcext:value-type="float">
            <text:p>31</text:p>
          </table:table-cell>
          <table:table-cell table:style-name="ce19" table:formula="of:=QUOTIENT(PRODUCT(5;SUM( [.D427];-10));2)" office:value-type="float" office:value="52" calcext:value-type="float">
            <text:p>52</text:p>
          </table:table-cell>
          <table:table-cell table:style-name="ce19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Average" calcext:value-type="string">
            <text:p>Average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A4: Compliance </text:p>
          </table:table-cell>
          <table:table-cell table:style-name="ce24" office:value-type="string" calcext:value-type="string" table:number-columns-spanned="2" table:number-rows-spanned="1">
            <text:p>Cooperation</text:p>
          </table:table-cell>
          <table:covered-table-cell/>
          <table:table-cell table:style-name="ce19" table:formula="of:=SUM([.AP51]+[.AP76]+[.AP101]+[.AP123]+[.AP142]+[.AP170]+[.AP184]+[.AP231]+[.AP249]+[.AP276])" office:value-type="float" office:value="37" calcext:value-type="float">
            <text:p>37</text:p>
          </table:table-cell>
          <table:table-cell table:style-name="ce19" table:formula="of:=QUOTIENT(PRODUCT(5;SUM( [.D428];-10));2)" office:value-type="float" office:value="67" calcext:value-type="float">
            <text:p>67</text:p>
          </table:table-cell>
          <table:table-cell table:style-name="ce19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A5: Modesty </text:p>
          </table:table-cell>
          <table:table-cell table:style-name="ce24" office:value-type="string" calcext:value-type="string" table:number-columns-spanned="2" table:number-rows-spanned="1">
            <text:p>Modesty/Humility</text:p>
          </table:table-cell>
          <table:covered-table-cell/>
          <table:table-cell table:style-name="ce19" table:formula="of:=SUM([.AP8]+[.AP58]+[.AP85]+[.AP131]+[.AP156]+[.AP178]+[.AP205]+[.AP234]+[.AP267]+[.AP286])" office:value-type="float" office:value="36" calcext:value-type="float">
            <text:p>36</text:p>
          </table:table-cell>
          <table:table-cell table:style-name="ce19" table:formula="of:=QUOTIENT(PRODUCT(5;SUM( [.D429];-10));2)" office:value-type="float" office:value="65" calcext:value-type="float">
            <text:p>65</text:p>
          </table:table-cell>
          <table:table-cell table:style-name="ce19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A2: Straightforwardness </text:p>
          </table:table-cell>
          <table:table-cell table:style-name="ce24" office:value-type="string" calcext:value-type="string" table:number-columns-spanned="2" table:number-rows-spanned="1">
            <text:p>Morality</text:p>
          </table:table-cell>
          <table:covered-table-cell/>
          <table:table-cell table:style-name="ce19" table:formula="of:=SUM([.AP10]+[.AP39]+[.AP68]+[.AP91]+[.AP125]+[.AP149]+[.AP161]+[.AP229]+[.AP263]+[.AP284])" office:value-type="float" office:value="45" calcext:value-type="float">
            <text:p>45</text:p>
          </table:table-cell>
          <table:table-cell table:style-name="ce19" table:formula="of:=QUOTIENT(PRODUCT(5;SUM( [.D430];-10));2)" office:value-type="float" office:value="87" calcext:value-type="float">
            <text:p>87</text:p>
          </table:table-cell>
          <table:table-cell table:style-name="ce19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A6: Tender- Mindedness </text:p>
          </table:table-cell>
          <table:table-cell table:style-name="ce24" office:value-type="string" calcext:value-type="string" table:number-columns-spanned="2" table:number-rows-spanned="1">
            <text:p>Sympathy</text:p>
          </table:table-cell>
          <table:covered-table-cell/>
          <table:table-cell table:style-name="ce19" table:formula="of:=SUM([.AP54]+[.AP83]+[.AP121]+[.AP141]+[.AP165]+[.AP183]+[.AP201]+[.AP216]+[.AP271]+[.AP303])" office:value-type="float" office:value="21" calcext:value-type="float">
            <text:p>21</text:p>
          </table:table-cell>
          <table:table-cell table:style-name="ce19" table:formula="of:=QUOTIENT(PRODUCT(5;SUM( [.D431];-10));2)" office:value-type="float" office:value="27" calcext:value-type="float">
            <text:p>27</text:p>
          </table:table-cell>
          <table:table-cell table:style-name="ce19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Low" calcext:value-type="string">
            <text:p>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A1: Trust </text:p>
          </table:table-cell>
          <table:table-cell table:style-name="ce24" office:value-type="string" calcext:value-type="string" table:number-columns-spanned="2" table:number-rows-spanned="1">
            <text:p>Trust</text:p>
          </table:table-cell>
          <table:covered-table-cell/>
          <table:table-cell table:style-name="ce19" table:formula="of:=SUM([.AP19]+[.AP42]+[.AP65]+[.AP89]+[.AP127]+[.AP167]+[.AP203]+[.AP230]+[.AP255]+[.AP283])" office:value-type="float" office:value="21" calcext:value-type="float">
            <text:p>21</text:p>
          </table:table-cell>
          <table:table-cell table:style-name="ce19" table:formula="of:=QUOTIENT(PRODUCT(5;SUM( [.D432];-10));2)" office:value-type="float" office:value="27" calcext:value-type="float">
            <text:p>27</text:p>
          </table:table-cell>
          <table:table-cell table:style-name="ce19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Low" calcext:value-type="string">
            <text:p>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/>
          <table:table-cell table:style-name="ce25"/>
          <table:table-cell table:style-name="ce5"/>
          <table:table-cell table:number-columns-repeated="3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1" office:value-type="string" calcext:value-type="string">
            <text:p>Conscientiousness </text:p>
          </table:table-cell>
          <table:table-cell table:style-name="ce37" table:number-columns-spanned="2" table:number-rows-spanned="1"/>
          <table:covered-table-cell/>
          <table:table-cell table:style-name="ce27" table:formula="of:=SUM([.D435:.D440])" office:value-type="float" office:value="232" calcext:value-type="float">
            <text:p>232</text:p>
          </table:table-cell>
          <table:table-cell table:style-name="ce27" table:formula="of:=QUOTIENT(PRODUCT(SUM([.D434];-60);5);12)" office:value-type="float" office:value="71" calcext:value-type="float">
            <text:p>71</text:p>
          </table:table-cell>
          <table:table-cell table:style-name="ce27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C4: Achievement-Striving </text:p>
          </table:table-cell>
          <table:table-cell table:style-name="ce24" office:value-type="string" calcext:value-type="string" table:number-columns-spanned="2" table:number-rows-spanned="1">
            <text:p>Achievement-Striving</text:p>
          </table:table-cell>
          <table:covered-table-cell/>
          <table:table-cell table:style-name="ce19" table:formula="of:=SUM([.AP17]+[.AP46]+[.AP75]+[.AP93]+[.AP134]+[.AP175]+[.AP241]+[.AP257]+[.AP279]+[.AP299])" office:value-type="float" office:value="43" calcext:value-type="float">
            <text:p>43</text:p>
          </table:table-cell>
          <table:table-cell table:style-name="ce19" table:formula="of:=QUOTIENT(PRODUCT(5;SUM( [.D435];-10));2)" office:value-type="float" office:value="82" calcext:value-type="float">
            <text:p>82</text:p>
          </table:table-cell>
          <table:table-cell table:style-name="ce19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C6: Deliberation </text:p>
          </table:table-cell>
          <table:table-cell table:style-name="ce24" office:value-type="string" calcext:value-type="string" table:number-columns-spanned="2" table:number-rows-spanned="1">
            <text:p>Cautiousness</text:p>
          </table:table-cell>
          <table:covered-table-cell/>
          <table:table-cell table:style-name="ce19" table:formula="of:=SUM([.AP21]+[.AP36]+[.AP70]+[.AP109]+[.AP138]+[.AP155]+[.AP189]+[.AP207]+[.AP235]+[.AP277])" office:value-type="float" office:value="25" calcext:value-type="float">
            <text:p>25</text:p>
          </table:table-cell>
          <table:table-cell table:style-name="ce19" table:formula="of:=QUOTIENT(PRODUCT(5;SUM( [.D436];-10));2)" office:value-type="float" office:value="37" calcext:value-type="float">
            <text:p>37</text:p>
          </table:table-cell>
          <table:table-cell table:style-name="ce19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A Little Low" calcext:value-type="string">
            <text:p>A Little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C3: Dutifulness </text:p>
          </table:table-cell>
          <table:table-cell table:style-name="ce24" office:value-type="string" calcext:value-type="string" table:number-columns-spanned="2" table:number-rows-spanned="1">
            <text:p>Dutifulness</text:p>
          </table:table-cell>
          <table:covered-table-cell/>
          <table:table-cell table:style-name="ce19" table:formula="of:=SUM([.AP31]+[.AP82]+[.AP100]+[.AP119]+[.AP139]+[.AP162]+[.AP191]+[.AP247]+[.AP278]+[.AP304])" office:value-type="float" office:value="36" calcext:value-type="float">
            <text:p>36</text:p>
          </table:table-cell>
          <table:table-cell table:style-name="ce19" table:formula="of:=QUOTIENT(PRODUCT(5;SUM( [.D437];-10));2)" office:value-type="float" office:value="65" calcext:value-type="float">
            <text:p>65</text:p>
          </table:table-cell>
          <table:table-cell table:style-name="ce19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C2: Order </text:p>
          </table:table-cell>
          <table:table-cell table:style-name="ce24" office:value-type="string" calcext:value-type="string" table:number-columns-spanned="2" table:number-rows-spanned="1">
            <text:p>Orderliness</text:p>
          </table:table-cell>
          <table:covered-table-cell/>
          <table:table-cell table:style-name="ce19" table:formula="of:=SUM([.AP9]+[.AP35]+[.AP63]+[.AP92]+[.AP118]+[.AP169]+[.AP197]+[.AP237]+[.AP253]+[.AP298])" office:value-type="float" office:value="45" calcext:value-type="float">
            <text:p>45</text:p>
          </table:table-cell>
          <table:table-cell table:style-name="ce19" table:formula="of:=QUOTIENT(PRODUCT(5;SUM( [.D438];-10));2)" office:value-type="float" office:value="87" calcext:value-type="float">
            <text:p>87</text:p>
          </table:table-cell>
          <table:table-cell table:style-name="ce19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C5: Self-Discipline </text:p>
          </table:table-cell>
          <table:table-cell table:style-name="ce24" office:value-type="string" calcext:value-type="string" table:number-columns-spanned="2" table:number-rows-spanned="1">
            <text:p>Self-Discipline</text:p>
          </table:table-cell>
          <table:covered-table-cell/>
          <table:table-cell table:style-name="ce19" table:formula="of:=SUM([.AP23]+[.AP81]+[.AP108]+[.AP154]+[.AP174]+[.AP194]+[.AP217]+[.AP242]+[.AP273]+[.AP295])" office:value-type="float" office:value="42" calcext:value-type="float">
            <text:p>42</text:p>
          </table:table-cell>
          <table:table-cell table:style-name="ce19" table:formula="of:=QUOTIENT(PRODUCT(5;SUM( [.D439];-10));2)" office:value-type="float" office:value="80" calcext:value-type="float">
            <text:p>80</text:p>
          </table:table-cell>
          <table:table-cell table:style-name="ce19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C1: Competence</text:p>
          </table:table-cell>
          <table:table-cell table:style-name="ce24" office:value-type="string" calcext:value-type="string" table:number-columns-spanned="2" table:number-rows-spanned="1">
            <text:p>Self-Efficacy</text:p>
          </table:table-cell>
          <table:covered-table-cell/>
          <table:table-cell table:style-name="ce19" table:formula="of:=SUM([.AP20]+[.AP43]+[.AP79]+[.AP107]+[.AP117]+[.AP157]+[.AP185]+[.AP222]+[.AP238]+[.AP259])" office:value-type="float" office:value="41" calcext:value-type="float">
            <text:p>41</text:p>
          </table:table-cell>
          <table:table-cell table:style-name="ce19" table:formula="of:=QUOTIENT(PRODUCT(5;SUM( [.D440];-10));2)" office:value-type="float" office:value="77" calcext:value-type="float">
            <text:p>77</text:p>
          </table:table-cell>
          <table:table-cell table:style-name="ce19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/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5" office:value-type="string" calcext:value-type="string">
            <text:p><text:span text:style-name="T1">¹ NEO-PI-R Facets come from </text:span><text:span text:style-name="T6">Personality in Adulthood</text:span><text:span text:style-name="T7"> by Costa and McRae, 2003.</text:span></text:p>
          </table:table-cell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5" office:value-type="string" calcext:value-type="string">
            <text:p><text:span text:style-name="T1">² IPIP Facets come from the </text:span><text:span text:style-name="T6">TedoneItemAssignmentTable</text:span><text:span text:style-name="T7"> spreadsheet containing these items.</text:span></text:p>
          </table:table-cell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 table:number-rows-repeated="31">
          <table:table-cell/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6" office:value-type="string" calcext:value-type="string">
            <text:p>Used to validate the input: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 table:number-rows-repeated="525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core Values for .csv" table:style-name="ta2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20" table:default-cell-style-name="Default"/>
        <table:table-column table:style-name="co25" table:number-columns-repeated="999" table:default-cell-style-name="Default"/>
        <table:table-row table:style-name="ro1">
          <table:table-cell table:style-name="ce31" office:value-type="string" calcext:value-type="string">
            <text:p>David Heider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Factor/NEO-PI-R Facet¹</text:p>
          </table:table-cell>
          <table:table-cell table:style-name="ce32" office:value-type="string" calcext:value-type="string">
            <text:p>IPIP Facet²</text:p>
          </table:table-cell>
          <table:table-cell table:style-name="ce32" office:value-type="string" calcext:value-type="string">
            <text:p>Raw</text:p>
          </table:table-cell>
          <table:table-cell table:style-name="ce32" office:value-type="string" calcext:value-type="string">
            <text:p>Percent</text:p>
          </table:table-cell>
          <table:table-cell table:style-name="ce32" office:value-type="string" calcext:value-type="string">
            <text:p>Meaning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Neuroticism </text:p>
          </table:table-cell>
          <table:table-cell/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N2: Angry Hostility </text:p>
          </table:table-cell>
          <table:table-cell table:style-name="ce32" office:value-type="string" calcext:value-type="string">
            <text:p>Anger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Average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N1: Anxiety </text:p>
          </table:table-cell>
          <table:table-cell table:style-name="ce32" office:value-type="string" calcext:value-type="string">
            <text:p>Anxiety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N3: Depression </text:p>
          </table:table-cell>
          <table:table-cell table:style-name="ce32" office:value-type="string" calcext:value-type="string">
            <text:p>Depression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N5: Impulsiveness </text:p>
          </table:table-cell>
          <table:table-cell table:style-name="ce32" office:value-type="string" calcext:value-type="string">
            <text:p>Immoderation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string" calcext:value-type="string">
            <text:p>Very 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N4: Self-Consciousness </text:p>
          </table:table-cell>
          <table:table-cell table:style-name="ce32" office:value-type="string" calcext:value-type="string">
            <text:p>Self-consciousness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string" calcext:value-type="string">
            <text:p>Average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N6: Vulnerability </text:p>
          </table:table-cell>
          <table:table-cell table:style-name="ce32" office:value-type="string" calcext:value-type="string">
            <text:p>Vulnerability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string" calcext:value-type="string">
            <text:p>Very L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Extraversion </text:p>
          </table:table-cell>
          <table:table-cell/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E4: Activity </text:p>
          </table:table-cell>
          <table:table-cell table:style-name="ce32" office:value-type="string" calcext:value-type="string">
            <text:p>Activity-Level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string" calcext:value-type="string">
            <text:p>A Little Low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E3: Assertiveness </text:p>
          </table:table-cell>
          <table:table-cell table:style-name="ce32" office:value-type="string" calcext:value-type="string">
            <text:p>Assertiveness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string" calcext:value-type="string">
            <text:p>Average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E6: Positive Emotions </text:p>
          </table:table-cell>
          <table:table-cell table:style-name="ce32" office:value-type="string" calcext:value-type="string">
            <text:p>Cheerfulness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string" calcext:value-type="string">
            <text:p>Average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E5: Excitement-Seeking </text:p>
          </table:table-cell>
          <table:table-cell table:style-name="ce32" office:value-type="string" calcext:value-type="string">
            <text:p>Excitement-Seeking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Average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E1: Warmth </text:p>
          </table:table-cell>
          <table:table-cell table:style-name="ce32" office:value-type="string" calcext:value-type="string">
            <text:p>Friendliness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E2: Gregariousness </text:p>
          </table:table-cell>
          <table:table-cell table:style-name="ce32" office:value-type="string" calcext:value-type="string">
            <text:p>Gregariousness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Very L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Openness </text:p>
          </table:table-cell>
          <table:table-cell/>
          <table:table-cell table:style-name="ce32" office:value-type="float" office:value="253" calcext:value-type="float">
            <text:p>253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string" calcext:value-type="string">
            <text:p>Very 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O4: Actions </text:p>
          </table:table-cell>
          <table:table-cell table:style-name="ce32" office:value-type="string" calcext:value-type="string">
            <text:p>Adventurousness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O2: Aesthetics </text:p>
          </table:table-cell>
          <table:table-cell table:style-name="ce32" office:value-type="string" calcext:value-type="string">
            <text:p>Aesthetic Appreciation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string" calcext:value-type="string">
            <text:p>Very 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O3: Feelings </text:p>
          </table:table-cell>
          <table:table-cell table:style-name="ce32" office:value-type="string" calcext:value-type="string">
            <text:p>Emotionality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string" calcext:value-type="string">
            <text:p>Very 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O1: Fantasy </text:p>
          </table:table-cell>
          <table:table-cell table:style-name="ce32" office:value-type="string" calcext:value-type="string">
            <text:p>Imagination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string" calcext:value-type="string">
            <text:p>Very 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O5: Ideas </text:p>
          </table:table-cell>
          <table:table-cell table:style-name="ce32" office:value-type="string" calcext:value-type="string">
            <text:p>Intellect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string" calcext:value-type="string">
            <text:p>Very 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O6: Values </text:p>
          </table:table-cell>
          <table:table-cell table:style-name="ce32" office:value-type="string" calcext:value-type="string">
            <text:p>Liberalism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Agreeableness</text:p>
          </table:table-cell>
          <table:table-cell/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3: Altruism </text:p>
          </table:table-cell>
          <table:table-cell table:style-name="ce32" office:value-type="string" calcext:value-type="string">
            <text:p>Altruism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string" calcext:value-type="string">
            <text:p>Average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4: Compliance </text:p>
          </table:table-cell>
          <table:table-cell table:style-name="ce32" office:value-type="string" calcext:value-type="string">
            <text:p>Cooperation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5: Modesty </text:p>
          </table:table-cell>
          <table:table-cell table:style-name="ce32" office:value-type="string" calcext:value-type="string">
            <text:p>Modesty/Humility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2: Straightforwardness </text:p>
          </table:table-cell>
          <table:table-cell table:style-name="ce32" office:value-type="string" calcext:value-type="string">
            <text:p>Morality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string" calcext:value-type="string">
            <text:p>Very 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6: Tender- Mindedness </text:p>
          </table:table-cell>
          <table:table-cell table:style-name="ce32" office:value-type="string" calcext:value-type="string">
            <text:p>Sympathy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1: Trust </text:p>
          </table:table-cell>
          <table:table-cell table:style-name="ce32" office:value-type="string" calcext:value-type="string">
            <text:p>Trust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Conscientiousness </text:p>
          </table:table-cell>
          <table:table-cell/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C4: Achievement-Striving </text:p>
          </table:table-cell>
          <table:table-cell table:style-name="ce32" office:value-type="string" calcext:value-type="string">
            <text:p>Achievement-Striving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string" calcext:value-type="string">
            <text:p>Very 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C6: Deliberation </text:p>
          </table:table-cell>
          <table:table-cell table:style-name="ce32" office:value-type="string" calcext:value-type="string">
            <text:p>Cautiousness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string" calcext:value-type="string">
            <text:p>A Little Low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C3: Dutifulness </text:p>
          </table:table-cell>
          <table:table-cell table:style-name="ce32" office:value-type="string" calcext:value-type="string">
            <text:p>Dutifulness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C2: Order </text:p>
          </table:table-cell>
          <table:table-cell table:style-name="ce32" office:value-type="string" calcext:value-type="string">
            <text:p>Orderliness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string" calcext:value-type="string">
            <text:p>Very 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C5: Self-Discipline </text:p>
          </table:table-cell>
          <table:table-cell table:style-name="ce32" office:value-type="string" calcext:value-type="string">
            <text:p>Self-Discipline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string" calcext:value-type="string">
            <text:p>Very 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C1: Competence</text:p>
          </table:table-cell>
          <table:table-cell table:style-name="ce32" office:value-type="string" calcext:value-type="string">
            <text:p>Self-Efficacy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¹ NEO-PI-R Facets come from Personality in Adulthood by Costa and McRae, 2003.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² IPIP Facets come from the TedoneItemAssignmentTable spreadsheet containing these items.</text:p>
          </table:table-cell>
          <table:table-cell table:number-columns-repeated="1023"/>
        </table:table-row>
        <table:table-row table:style-name="ro1" table:number-rows-repeated="956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 style:data-style-name="N2" text:time-value="13:51:49.8638073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pip-300_5f_items-NEO" style:display-name="PageStyle_ipip-300_items-NE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core_20_Values_20_for_20_.csv" style:display-name="PageStyle_Score Values for .csv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3-07T13:53:21.283940589</dc:date>
    <meta:editing-duration>PT1M33S</meta:editing-duration>
    <meta:editing-cycles>1</meta:editing-cycles>
    <meta:document-statistic meta:table-count="2" meta:cell-count="3984" meta:object-count="0"/>
  </office:meta>
</office:document-meta>
</file>